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text-properties officeooo:paragraph-rsid="0043f75d"/>
    </style:style>
    <style:style style:name="P36"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7" style:family="paragraph" style:parent-style-name="Text_20_body">
      <style:paragraph-properties fo:margin-left="0cm" fo:margin-right="0cm" fo:margin-top="0cm" fo:margin-bottom="0cm" loext:contextual-spacing="false"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3"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4"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4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7"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48" style:family="paragraph" style:parent-style-name="Text_20_body">
      <style:paragraph-properties fo:margin-left="0cm" fo:margin-right="0cm" fo:margin-top="0cm" fo:margin-bottom="0.529cm" loext:contextual-spacing="false" fo:text-indent="0cm" style:auto-text-indent="false" fo:padding="0cm" fo:border="none"/>
      <style:text-properties fo:font-size="13.5pt" fo:font-weight="normal" loext:padding="0cm" loext:border="none"/>
    </style:style>
    <style:style style:name="P49"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50"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53"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54"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55" style:family="paragraph" style:parent-style-name="Text_20_body">
      <style:text-properties officeooo:paragraph-rsid="001b96b1"/>
    </style:style>
    <style:style style:name="P56" style:family="paragraph" style:parent-style-name="Text_20_body">
      <style:text-properties officeooo:paragraph-rsid="00278a74"/>
    </style:style>
    <style:style style:name="P57" style:family="paragraph" style:parent-style-name="Text_20_body">
      <style:text-properties officeooo:paragraph-rsid="002a8316"/>
    </style:style>
    <style:style style:name="P58" style:family="paragraph" style:parent-style-name="Text_20_body">
      <style:text-properties officeooo:paragraph-rsid="0030faca"/>
    </style:style>
    <style:style style:name="P59" style:family="paragraph" style:parent-style-name="Standard">
      <style:text-properties officeooo:paragraph-rsid="0030faca"/>
    </style:style>
    <style:style style:name="P60"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4668f6" loext:padding="0cm" loext:border="none"/>
    </style:style>
    <style:style style:name="P6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668f6"/>
    </style:style>
    <style:style style:name="P65"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6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67"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8"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P69"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70"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fo:letter-spacing="normal" loext:padding="0cm" loext: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43f75d" style:text-blinking="false" fo:background-color="#ffffff" loext:char-shading-value="0" style:font-size-asian="13pt" style:font-size-complex="13pt"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40"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41" style:family="text">
      <style:text-properties fo:font-variant="normal" fo:text-transform="none" fo:color="#3c3b37" style:font-name="sf pro text" fo:font-size="13.5pt" fo:letter-spacing="normal" fo:font-style="normal" fo:font-weight="bold" loext:padding="0cm" loext:border="none"/>
    </style:style>
    <style:style style:name="T42" style:family="text">
      <style:text-properties fo:font-variant="normal" fo:text-transform="none" fo:color="#3c3b37" style:font-name="sf pro text" fo:font-size="13.5pt" fo:letter-spacing="normal" fo:font-style="normal" fo:font-weight="normal"/>
    </style:style>
    <style:style style:name="T43" style:family="text">
      <style:text-properties fo:font-variant="normal" fo:text-transform="none" fo:color="#3c3b37" style:font-name="sf pro text" fo:font-size="13.5pt" fo:letter-spacing="normal" fo:font-style="normal" fo:font-weight="normal" loext:padding="0cm" loext:border="none"/>
    </style:style>
    <style:style style:name="T44"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5"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6" style:family="text">
      <style:text-properties fo:font-variant="normal" fo:text-transform="none" fo:color="#b35a1b" style:font-name="sf pro text" fo:font-size="13.5pt" fo:letter-spacing="normal" fo:font-style="normal" fo:font-weight="normal" fo:background-color="#ffffff" loext:char-shading-value="0" loext:padding-left="0.106cm" loext:padding-right="0.106cm" loext:padding-top="0.053cm" loext:padding-bottom="0.053cm" loext:border="0.06pt solid #dedfe0"/>
    </style:style>
    <style:style style:name="T47"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8"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9"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50"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1"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52"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3"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4" style:family="text">
      <style:text-properties fo:color="#007791" style:text-line-through-style="none" style:text-line-through-type="none" fo:font-size="13.5pt" style:text-underline-style="none" fo:font-weight="bold" style:text-blinking="false" fo:background-color="transparent" loext:char-shading-value="0" loext:padding="0cm" loext:border="none"/>
    </style:style>
    <style:style style:name="T55" style:family="text">
      <style:text-properties fo:color="#007791" fo:font-size="13.5pt" fo:font-weight="bold"/>
    </style:style>
    <style:style style:name="T56" style:family="text">
      <style:text-properties style:text-line-through-style="none" style:text-line-through-type="none" fo:font-size="13.5pt" style:text-underline-style="none" style:text-blinking="false" fo:background-color="#ffffff" loext:char-shading-value="0" loext:padding="0cm" loext:border="none"/>
    </style:style>
    <style:style style:name="T57"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8"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9"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60"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61"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62"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63"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4"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5" style:family="text">
      <style:text-properties fo:font-size="13.5pt"/>
    </style:style>
    <style:style style:name="T66" style:family="text">
      <style:text-properties fo:font-size="13.5pt" fo:font-weight="normal" loext:padding="0cm" loext:border="none"/>
    </style:style>
    <style:style style:name="T67" style:family="text">
      <style:text-properties fo:font-size="13.5pt" fo:font-weight="bold" loext:padding="0cm" loext:border="none"/>
    </style:style>
    <style:style style:name="T68" style:family="text">
      <style:text-properties fo:color="#b35a1b"/>
    </style:style>
    <style:style style:name="T69"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70"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71"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72"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73"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74" style:family="text">
      <style:text-properties fo:color="#29303b"/>
    </style:style>
    <style:style style:name="T75" style:family="text">
      <style:text-properties fo:color="#29303b" style:font-name="Monaco" fo:font-size="9pt" fo:font-style="normal" fo:font-weight="normal"/>
    </style:style>
    <style:style style:name="T76" style:family="text">
      <style:text-properties fo:color="#46c28e"/>
    </style:style>
    <style:style style:name="T77" style:family="text">
      <style:text-properties fo:font-size="13pt" style:font-size-asian="13pt" style:font-size-complex="13pt"/>
    </style:style>
    <style:style style:name="T78"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9"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style:style style:name="T80" style:family="text">
      <style:text-properties fo:color="#cacbcc"/>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5">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5">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8">https://www.youtube.com/watch?v=NmM9HA2MQGI</text:span></text:a><text:span text:style-name="T65"><text:line-break/><text:line-break/></text:span><text:a xlink:type="simple" xlink:href="https://www.youtube.com/watch?v=Yjrfm_oRO0w" office:target-frame-name="_blank" xlink:show="new" text:style-name="Internet_20_link" text:visited-style-name="Visited_20_Internet_20_Link"><text:span text:style-name="T48">https://www.youtube.com/watch?v=Yjrfm_oRO0w</text:span></text:a><text:span text:style-name="T65"><text:line-break/><text:line-break/></text:span><text:a xlink:type="simple" xlink:href="https://www.youtube.com/watch?v=vsXMMT2CqqE&amp;t=" office:target-frame-name="_blank" xlink:show="new" text:style-name="Internet_20_link" text:visited-style-name="Visited_20_Internet_20_Link"><text:span text:style-name="T48">https://www.youtube.com/watch?v=vsXMMT2CqqE&amp;t=</text:span></text:a><text:span text:style-name="T65"><text:line-break/><text:line-break/></text:span><text:a xlink:type="simple" xlink:href="https://www.youtube.com/watch?v=NF1pwjL9-DE" text:style-name="Internet_20_link" text:visited-style-name="Visited_20_Internet_20_Link"><text:span text:style-name="T48">https://www.youtube.com/watch?v=NF1pwjL9-DE</text:span></text:a></text:p>
      <text:p text:style-name="P14"/>
      <text:p text:style-name="P3"><text:span text:style-name="T49"><text:tab/><text:tab/></text:span><text:span text:style-name="T56">Quick Note: SSH Into A Server</text:span></text:p>
      <text:p text:style-name="P14"/>
      <text:p text:style-name="P49"><text:span text:style-name="T56">In the previous video I showed you how to add SSH keys to the </text:span><text:span text:style-name="Source_20_Text"><text:span text:style-name="T69">authorized_keys</text:span></text:span><text:span text:style-name="T56">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6">server after you've added the SSH key on the control panel, or add it manually to the </text:span><text:span text:style-name="Source_20_Text"><text:span text:style-name="T69">authorized_keys</text:span></text:span><text:span text:style-name="T56">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5">2. Type "ssh-agent bash" and press Enter.</text:p>
      <text:p text:style-name="P45">3. Type "ssh-add ~/.ssh/id_rsa_digitalocean" and press Enter. You should get confrimation of Identity added.</text:p>
      <text:p text:style-name="P45">4. Try connecting to your digital ocean account again via SSH. Now it shouldn't ask you for the password!</text:p>
      <text:p text:style-name="P45"><text:tab/><text:tab/><text:span text:style-name="T77">Resources: SSH Into A Server</text:span></text:p>
      <text:p text:style-name="P49"><text:span text:style-name="Strong_20_Emphasis"><text:span text:style-name="T61">Recommended </text:span></text:span><text:span text:style-name="Source_20_Text"><text:span text:style-name="Strong_20_Emphasis"><text:span text:style-name="T72">ssh-keygen</text:span></text:span></text:span><text:span text:style-name="Strong_20_Emphasis"><text:span text:style-name="T64">  </text:span></text:span><text:span text:style-name="Strong_20_Emphasis"><text:span text:style-name="T61">command:</text:span></text:span></text:p>
      <text:p text:style-name="P43"><text:span text:style-name="T74">ssh-keygen -t rsa -b 4096 -C </text:span><text:span text:style-name="T76">"your_email@example.com"</text:span></text:p>
      <text:p text:style-name="P38"><text:span text:style-name="Strong_20_Emphasis"><text:span text:style-name="T41"><text:line-break/>Windows: <text:line-break/></text:span></text:span><text:span text:style-name="T42">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2"><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2"><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2"><text:line-break/><text:line-break/></text:span><text:span text:style-name="Source_20_Text"><text:span text:style-name="T44">pbcopy</text:span></text:span><text:span text:style-name="T42">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7"/>
      <text:p text:style-name="P38"><text:span text:style-name="Strong_20_Emphasis"><text:span text:style-name="T41">Extra Video:<text:line-break/></text:span></text:span><text:span text:style-name="T42">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9"><text:span text:style-name="T57"><text:tab/><text:tab/></text:span><text:span text:style-name="T56">Extra Solution: Set Up SSH on Github</text:span></text:p>
      <text:p text:style-name="P41"/>
      <text:p text:style-name="P39"><text:span text:style-name="T56">Here is a great visual guide created by a fellow student if you are still having problems solving this exercise (especially on </text:span><text:soft-page-break/><text:span text:style-name="T56">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2"/>
      <text:p text:style-name="P42"/>
      <text:p text:style-name="P41"/>
      <text:p text:style-name="P3"><text:span text:style-name="T49"><text:tab/><text:tab/></text:span><text:span text:style-name="T56">Optional: Contributing To Open Source Projects</text:span></text:p>
      <text:p text:style-name="P10"/>
      <text:p text:style-name="P50"><text:span text:style-name="T56">If you haven't done so already, </text:span><text:span text:style-name="Strong_20_Emphasis"><text:span text:style-name="T61">it is time to contribute to your first open source project!</text:span></text:span></text:p>
      <text:p text:style-name="P47"/>
      <text:p text:style-name="P38"><text:span text:style-name="T42">The contribution can be as big as a new feature, or as small as fixing a typo in the </text:span><text:span text:style-name="Source_20_Text"><text:span text:style-name="Strong_20_Emphasis"><text:span text:style-name="T45">README.md</text:span></text:span></text:span><text:span text:style-name="T42"> file. Here is what we are going to do:</text:span></text:p>
      <text:p text:style-name="P47"/>
      <text:p text:style-name="P38"><text:span text:style-name="T42">1. Join our Discord community </text:span><text:span text:style-name="Strong_20_Emphasis"><text:span text:style-name="T41">(see Lecture 2 of this course) </text:span></text:span><text:span text:style-name="T42">and make sure you are in the </text:span><text:span text:style-name="Strong_20_Emphasis"><text:span text:style-name="T41">#group-project channel</text:span></text:span><text:span text:style-name="T42">. </text:span></text:p>
      <text:p text:style-name="P38"><text:span text:style-name="T42">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8"><text:span text:style-name="T42">3. Share your </text:span><text:span text:style-name="Strong_20_Emphasis"><text:span text:style-name="T41">pull request on the Discord channel #group-project-chat </text:span></text:span><text:span text:style-name="T42">so others can see your awesome contribution!</text:span></text:p>
      <text:p text:style-name="P38"><text:span text:style-name="T42">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2">. If you have any issues with this, you can tag the management team on Discord and let them know by pinging </text:span><text:span text:style-name="Strong_20_Emphasis"><text:span text:style-name="T41">@Management Team</text:span></text:span></text:p>
      <text:p text:style-name="P10"/>
      <text:p text:style-name="P10"/>
      <text:p text:style-name="P11"><text:tab/><text:tab/>Monthly Coding Challenges, Free Resources and Guides</text:p>
      <text:p text:style-name="P11"/>
      <text:p text:style-name="P4"><text:span text:style-name="T56">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2">coding challenges</text:span></text:span></text:a><text:span text:style-name="T56"> for you to participate in, </text:span><text:a xlink:type="simple" xlink:href="https://zerotomastery.io/blog/" office:target-frame-name="_blank" xlink:show="new" text:style-name="Internet_20_link" text:visited-style-name="Visited_20_Internet_20_Link"><text:span text:style-name="Strong_20_Emphasis"><text:span text:style-name="T52">monthly industry blogs</text:span></text:span></text:a><text:span text:style-name="T56"> and other</text:span><text:span text:style-name="Strong_20_Emphasis"><text:span text:style-name="T56"> </text:span></text:span><text:a xlink:type="simple" xlink:href="https://zerotomastery.io/resources/" office:target-frame-name="_blank" xlink:show="new" text:style-name="Internet_20_link" text:visited-style-name="Visited_20_Internet_20_Link"><text:span text:style-name="Strong_20_Emphasis"><text:span text:style-name="T52">top free resources</text:span></text:span></text:a><text:span text:style-name="T56"> emailed to you. We also have annual events like </text:span><text:span text:style-name="Emphasis"><text:span text:style-name="T56">Advent of Code</text:span></text:span><text:span text:style-name="T56">🎄, </text:span><text:span text:style-name="Emphasis"><text:span text:style-name="T56">Hacktoberfest </text:span></text:span><text:span text:style-name="T56">👾, and </text:span><text:span text:style-name="Emphasis"><text:span text:style-name="T56">Frosty February Hackathon</text:span></text:span><text:span text:style-name="T56">☃️, plus some </text:span><text:span text:style-name="Emphasis"><text:span text:style-name="T56">giveaways </text:span></text:span><text:span text:style-name="T56">🎁 as well.<text:line-break/></text:span></text:p>
      <text:p text:style-name="P11"><text:tab/><text:tab/>Resources: Image File Formats</text:p>
      <text:p text:style-name="P11"/>
      <text:p text:style-name="P4"><text:soft-page-break/><text:span text:style-name="T56">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8">https://99designs.com/blog/tips/image-file-types/</text:span></text:a><text:span text:style-name="T56"><text:line-break/><text:line-break/></text:span><text:a xlink:type="simple" xlink:href="https://pageweight.imgix.com/" office:target-frame-name="_blank" xlink:show="new" text:style-name="Internet_20_link" text:visited-style-name="Visited_20_Internet_20_Link"><text:span text:style-name="T48">https://pageweight.imgix.com/</text:span></text:a><text:span text:style-name="T56"><text:line-break/><text:line-break/></text:span><text:a xlink:type="simple" xlink:href="https://www.sitepoint.com/gif-png-jpg-which-one-to-use/" office:target-frame-name="_blank" xlink:show="new" text:style-name="Internet_20_link" text:visited-style-name="Visited_20_Internet_20_Link"><text:span text:style-name="T48">https://www.sitepoint.com/gif-png-jpg-which-one-to-use/</text:span></text:a></text:p>
      <text:p text:style-name="P11"/>
      <text:p text:style-name="P11"/>
      <text:p text:style-name="P11"><text:tab/><text:tab/>Exercise: #1 - Media Queries</text:p>
      <text:p text:style-name="P36"/>
      <text:p text:style-name="P4"><text:a xlink:type="simple" xlink:href="https://www.verexif.com/en/" office:target-frame-name="_blank" xlink:show="new" text:style-name="Internet_20_link" text:visited-style-name="Visited_20_Internet_20_Link"><text:span text:style-name="T48">https://www.verexif.com/en/</text:span></text:a><text:span text:style-name="T56"><text:line-break/><text:line-break/></text:span><text:a xlink:type="simple" xlink:href="https://css-tricks.com/snippets/css/media-queries-for-standard-devices/" office:target-frame-name="_blank" xlink:show="new" text:style-name="Internet_20_link" text:visited-style-name="Visited_20_Internet_20_Link"><text:span text:style-name="T48">Media Queries</text:span></text:a><text:span text:style-name="T56"><text:line-break/><text:line-break/></text:span><text:a xlink:type="simple" xlink:href="https://gist.github.com/bartholomej/8415655" office:target-frame-name="_blank" xlink:show="new" text:style-name="Internet_20_link" text:visited-style-name="Visited_20_Internet_20_Link"><text:span text:style-name="T48">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50">Max Parallel Requests Per Browser</text:span></text:a></text:p>
      <text:p text:style-name="P17"/>
      <text:p text:style-name="P17"><text:tab/><text:tab/>Resources: Async + Defer</text:p>
      <text:p text:style-name="P17"/>
      <text:p text:style-name="P5"><text:span text:style-name="T58">One thing that I didn't mention much in the previous video is that because of HTML parsing, the location of the script tags when you put </text:span><text:span text:style-name="Source_20_Text"><text:span text:style-name="T70">async</text:span></text:span><text:span text:style-name="T58">  or </text:span><text:span text:style-name="Source_20_Text"><text:span text:style-name="T70">defer</text:span></text:span><text:span text:style-name="T58">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50">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8">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50">repository here</text:span></text:a><text:span text:style-name="T58">.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50">Github pages</text:span></text:a><text:span text:style-name="T58"> for it so that you have a URL you can test on these two tools:</text:span><text:span text:style-name="T78"><text:line-break/><text:line-break/></text:span><text:span text:style-name="T58">1. </text:span><text:a xlink:type="simple" xlink:href="https://developers.google.com/speed/pagespeed/insights/" office:target-frame-name="_blank" xlink:show="new" text:style-name="Internet_20_link" text:visited-style-name="Visited_20_Internet_20_Link"><text:span text:style-name="T50">PageSpeed Insights</text:span></text:a><text:span text:style-name="T78"><text:line-break/></text:span><text:span text:style-name="T58">2. </text:span><text:a xlink:type="simple" xlink:href="https://www.webpagetest.org/" office:target-frame-name="_blank" xlink:show="new" text:style-name="Internet_20_link" text:visited-style-name="Visited_20_Internet_20_Link"><text:span text:style-name="T50">WebPageTest</text:span></text:a></text:p>
      <text:p text:style-name="P17"/>
      <text:p text:style-name="P18"><text:tab/><text:tab/>Optional: Resource Prefetching</text:p>
      <text:p text:style-name="P18"><text:soft-page-break/></text:p>
      <text:p text:style-name="P52">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8"><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51">Here are some extra resources and guides if you want a little more practice:</text:p>
      <text:p text:style-name="P38"><text:span text:style-name="Strong_20_Emphasis"><text:span text:style-name="T41">Exercise: Dev Tools: </text:span></text:span></text:p>
      <text:p text:style-name="P47"/>
      <text:list xml:id="list2790031255" text:style-name="L1">
        <text:list-item>
          <text:p text:style-name="P62"><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2"> to sort activities based on which ones took up the most time.</text:span></text:p>
        </text:list-item>
        <text:list-item>
          <text:p text:style-name="P67"><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2"> to measure whether your animations truly run smoothly.</text:span></text:p>
        </text:list-item>
        <text:list-item>
          <text:p text:style-name="P67"><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2"> in real-time with the Performance Monitor.</text:span></text:p>
        </text:list-item>
        <text:list-item>
          <text:p text:style-name="P67"><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2"> to play back exactly how the page looked while the page loaded, or an animation fired, and so on.</text:span></text:p>
        </text:list-item>
        <text:list-item>
          <text:p text:style-name="P67"><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2"> to quickly identify what happened on a page after a user interacted with it.</text:span></text:p>
        </text:list-item>
        <text:list-item>
          <text:p text:style-name="P67"><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2"> by highlighting the page whenever a potentially problematic listener fires.</text:span></text:p>
        </text:list-item>
        <text:list-item>
          <text:p text:style-name="P67"><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2">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2"> to view every event that occurred on the main thread while you were recording.</text:span></text:p>
        </text:list-item>
      </text:list>
      <text:p text:style-name="P38"><text:span text:style-name="T42"><text:line-break/></text:span><text:span text:style-name="Strong_20_Emphasis"><text:span text:style-name="T41">Other Resources:</text:span></text:span></text:p>
      <text:p text:style-name="P38"><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8"><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8"><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8"><text:a xlink:type="simple" xlink:href="http://websitespeedranker.com/" office:target-frame-name="_blank" xlink:show="new" text:style-name="Internet_20_link" text:visited-style-name="Visited_20_Internet_20_Link"><text:span text:style-name="T1">http://websitespeedranker.com/</text:span></text:a></text:p>
      <text:p text:style-name="P38"><text:a xlink:type="simple" xlink:href="https://pageweight.imgix.com/?ref=producthunt" office:target-frame-name="_blank" xlink:show="new" text:style-name="Internet_20_link" text:visited-style-name="Visited_20_Internet_20_Link"><text:span text:style-name="T1">https://pageweight.imgix.com/</text:span></text:a></text:p>
      <text:p text:style-name="P38"><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8"><text:a xlink:type="simple" xlink:href="https://passmarked.com/?ref=producthunt" office:target-frame-name="_blank" xlink:show="new" text:style-name="Internet_20_link" text:visited-style-name="Visited_20_Internet_20_Link"><text:span text:style-name="T1">https://passmarked.com/</text:span></text:a></text:p>
      <text:p text:style-name="P38"><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7"/>
      <text:p text:style-name="P38"><text:span text:style-name="Strong_20_Emphasis"><text:span text:style-name="T41">Additional image manipulation tools:</text:span></text:span></text:p>
      <text:list xml:id="list3501435261" text:style-name="L2">
        <text:list-item>
          <text:p text:style-name="P63"><text:a xlink:type="simple" xlink:href="https://www.xnview.com/en/xnconvert/" office:target-frame-name="_blank" xlink:show="new" text:style-name="Internet_20_link" text:visited-style-name="Visited_20_Internet_20_Link"><text:span text:style-name="T1">XNConvert</text:span></text:a><text:span text:style-name="T42">: This free, cross-platform tool can handle batched images, and performs resizing, optimization, and other transforms.</text:span></text:p>
        </text:list-item>
        <text:list-item>
          <text:p text:style-name="P68"><text:a xlink:type="simple" xlink:href="https://imageoptim.com/mac" office:target-frame-name="_blank" xlink:show="new" text:style-name="Internet_20_link" text:visited-style-name="Visited_20_Internet_20_Link"><text:span text:style-name="T1">ImageOptim</text:span></text:a><text:span text:style-name="T42">: This free tool is available for Mac and as an online service, and is specifically aimed at optimizing images for speed, including metadata removal (discussed above).</text:span></text:p>
        </text:list-item>
        <text:list-item>
          <text:p text:style-name="P68"><text:a xlink:type="simple" xlink:href="https://itunes.apple.com/us/app/resizeit/id416280139?mt=12" office:target-frame-name="_blank" xlink:show="new" text:style-name="Internet_20_link" text:visited-style-name="Visited_20_Internet_20_Link"><text:span text:style-name="T1">ResizeIt</text:span></text:a><text:span text:style-name="T42">: A Mac-only desktop product that lets you change the size of multiple images simultaneously, and can convert file formats at the same time.</text:span></text:p>
        </text:list-item>
        <text:list-item>
          <text:p text:style-name="P68"><text:a xlink:type="simple" xlink:href="http://www.picresize.com/" office:target-frame-name="_blank" xlink:show="new" text:style-name="Internet_20_link" text:visited-style-name="Visited_20_Internet_20_Link"><text:span text:style-name="T1">PicResize</text:span></text:a><text:span text:style-name="T42">: One of several good browser-based tools that gives you lots of options for cropping, rotating, resizing, adding effects to, and converting images.</text:span></text:p>
        </text:list-item>
        <text:list-item>
          <text:p text:style-name="P68"><text:a xlink:type="simple" xlink:href="https://www.gimp.org/" office:target-frame-name="_blank" xlink:show="new" text:style-name="Internet_20_link" text:visited-style-name="Visited_20_Internet_20_Link"><text:span text:style-name="T1">Gimp</text:span></text:a><text:span text:style-name="T42">: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8">Here is a great resource if you want to learn more about what will be coming up in the future with HTTP/2:</text:span><text:span text:style-name="T78"><text:line-break/><text:line-break/></text:span><text:a xlink:type="simple" xlink:href="https://developers.google.com/web/fundamentals/performance/http2/" office:target-frame-name="_blank" xlink:show="new" text:style-name="Internet_20_link" text:visited-style-name="Visited_20_Internet_20_Link"><text:span text:style-name="T50">https://developers.google.com/web/fundamentals/performance/http2/</text:span></text:a></text:p>
      <text:p text:style-name="P20"><text:tab/><text:tab/></text:p>
      <text:p text:style-name="P20"><text:tab/><text:tab/>HTTP/3</text:p>
      <text:p text:style-name="P6"><text:span text:style-name="T58">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2">read about the details here</text:span></text:span></text:a><text:span text:style-name="T58">. When it becomes more common place, I will make a video on it :)</text:span></text:p>
      <text:p text:style-name="P20"/>
      <text:p text:style-name="P20"><text:tab/><text:tab/></text:p>
      <text:p text:style-name="P6"><text:span text:style-name="T78"><text:tab/><text:tab/></text:span><text:span text:style-name="T79">Section 3: React + Redux</text:span></text:p>
      <text:p text:style-name="P21"/>
      <text:p text:style-name="P21"/>
      <text:p text:style-name="P21"><text:soft-page-break/></text:p>
      <text:p text:style-name="P53">You can find all the code used in this section with the latest up to date libraries below if you encounter any issues:</text:p>
      <text:p text:style-name="P47"/>
      <text:p text:style-name="P38"><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4">Since I get this question a lot, I've added an info graph to help you decide what skills you should focus on and what you need to learn to succeed as a Web Developer.</text:p>
      <text:p text:style-name="P37"><text:a xlink:type="simple" xlink:href="https://zerotomastery.io/courses/#roadmap" office:target-frame-name="_blank" xlink:show="new" text:style-name="Internet_20_link" text:visited-style-name="Visited_20_Internet_20_Link"><text:span text:style-name="T51">See the full sized map here.</text:span></text:a></text:p>
      <text:p text:style-name="P23"/>
      <text:p text:style-name="P23"><text:tab/><text:tab/>Exercise: #1 - Media Queries</text:p>
      <text:p text:style-name="P23"/>
      <text:p text:style-name="P24"><text:span text:style-name="T25">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5">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7"><text:line-break/><text:line-break/></text:span><text:span text:style-name="Strong_20_Emphasis"><text:span text:style-name="T10">This is only recommended if you have complete The Complete Web Developer: Zero to Mastery OR you have previous experience with React.</text:span></text:span><text:span text:style-name="T47"><text:line-break/><text:line-break/></text:span><text:span text:style-name="T25">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5">Create React App 4 is here</text:span></text:span></text:a><text:span text:style-name="T65">! Luckily for us, most of the changes are internal so the way you install it and use it is very similar (same) to what you saw with Create React App 3!</text:span></text:p>
      <text:p text:style-name="P12"/>
      <text:p text:style-name="P9"><text:span text:style-name="T59"><text:tab/><text:tab/></text:span><text:span text:style-name="T65">React.Fragment and Semantic HTML</text:span></text:p>
      <text:p text:style-name="P12"/>
      <text:p text:style-name="P9"><text:span text:style-name="T59">One thing you will notice with React is that because we always have to return just one element from a component, we end up wrapping a lot of our components in </text:span><text:span text:style-name="Source_20_Text"><text:span text:style-name="T71">&lt;div&gt;&lt;/div&gt;</text:span></text:span><text:span text:style-name="T59">.<text:line-break/><text:line-break/></text:span><text:span text:style-name="Strong_20_Emphasis"><text:span text:style-name="T62">BUT WHAT ABOUT SEMANTIC HTML YOU TAUGHT US ABOUT IN THE HTML SECTION ANDREI!??!!</text:span></text:span><text:span text:style-name="T59"><text:line-break/><text:line-break/></text:span><text:span text:style-name="Strong_20_Emphasis"><text:span text:style-name="T62">You are right! React realized this was an issue, and with the newer version of React 16.2, they introduced something called </text:span></text:span><text:span text:style-name="Source_20_Text"><text:span text:style-name="Strong_20_Emphasis"><text:span text:style-name="T73">Fragment</text:span></text:span></text:span><text:span text:style-name="Strong_20_Emphasis"><text:span text:style-name="T60"> </text:span></text:span><text:span text:style-name="Strong_20_Emphasis"><text:span text:style-name="T62">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3">You can read about it here</text:span></text:span></text:a><text:span text:style-name="Strong_20_Emphasis"><text:span text:style-name="T60"> </text:span></text:span><text:span text:style-name="Strong_20_Emphasis"><text:span text:style-name="T62">(optional).</text:span></text:span></text:p>
      <text:p text:style-name="P9"><text:span text:style-name="Strong_20_Emphasis"><text:span text:style-name="T62"/></text:span></text:p>
      <text:p text:style-name="P9"><text:span text:style-name="Strong_20_Emphasis"><text:span text:style-name="T62"><text:tab/><text:tab/></text:span></text:span><text:span text:style-name="Strong_20_Emphasis"><text:span text:style-name="T63">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2">Project Files – Redux</text:span></text:span></text:p>
      <text:p text:style-name="P26"><text:span text:style-name="Strong_20_Emphasis"><text:span text:style-name="T12"/></text:span></text:p>
      <text:p text:style-name="P55"><text:span text:style-name="Strong_20_Emphasis"><text:span text:style-name="T26">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7"/>
      <text:p text:style-name="P38"><text:span text:style-name="T42">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3">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3">Resources: Webpack <text:tab/><text:tab/><text:tab/><text:tab/><text:tab/><text:tab/><text:tab/>Configurator</text:span></text:span></text:p>
      <text:p text:style-name="P38"><text:span text:style-name="T43">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4">Updated Code For This Section</text:span></text:span></text:p>
      <text:p text:style-name="P46">You can find all the code used in this section with the latest up to date libraries below if you encounter any issues:</text:p>
      <text:p text:style-name="P38"><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7"/>
      <text:p text:style-name="P38"><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7"/>
      <text:p text:style-name="P38"><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7"><text:soft-page-break/></text:p>
      <text:p text:style-name="P38"><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5">Resources: React Performance 2</text:span></text:span></text:p>
      <text:p text:style-name="P29"><text:span text:style-name="Strong_20_Emphasis"><text:span text:style-name="T17"/></text:span></text:p>
      <text:p text:style-name="P56"><text:span text:style-name="Strong_20_Emphasis"><text:span text:style-name="T27">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7"><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7"><text:line-break/><text:line-break/>Finally, have a look at this tool mentioned in the previous video:</text:span></text:span></text:p>
      <text:p text:style-name="P38"><text:span text:style-name="T42">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2">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5">Resources: Tree Shaking 101</text:span></text:span></text:p>
      <text:p text:style-name="P29"><text:span text:style-name="Strong_20_Emphasis"><text:span text:style-name="T17"/></text:span></text:p>
      <text:p text:style-name="P56"><text:span text:style-name="Strong_20_Emphasis"><text:span text:style-name="T27">Tree shaking is one of those things that will get optimized and improved upon in the Javascript landscape. For now, though, the best way to use tree shaking in your apps is to follow this wonderful guide:</text:span></text:span></text:p>
      <text:p text:style-name="P38"><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6">Resources: Progressive Web Apps</text:span></text:span></text:p>
      <text:p text:style-name="P30"><text:span text:style-name="Strong_20_Emphasis"><text:span text:style-name="T18"/></text:span></text:p>
      <text:p text:style-name="P30"><text:span text:style-name="Strong_20_Emphasis"><text:span text:style-name="T28">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8">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8">which we will be using to turn our app into 100% PWA throughout the next couple of videos. </text:span></text:span><text:span text:style-name="Strong_20_Emphasis"><text:span text:style-name="T18"><text:line-break/><text:line-break/></text:span></text:span><text:span text:style-name="Strong_20_Emphasis"><text:span text:style-name="T28">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7">Resources: PWA – HTTPS</text:span></text:span></text:p>
      <text:p text:style-name="P31"><text:span text:style-name="Strong_20_Emphasis"><text:span text:style-name="T19"/></text:span></text:p>
      <text:p text:style-name="P57"><text:span text:style-name="Strong_20_Emphasis"><text:span text:style-name="T29">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9">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9"><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8"><text:span text:style-name="T42">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8">Resources: PWA - App Manifest</text:span></text:span></text:p>
      <text:p text:style-name="P38"><text:span text:style-name="T43">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3"><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8">Resources: PWA - Service Workers</text:span></text:span></text:p>
      <text:p text:style-name="P38"><text:span text:style-name="T43">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3">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3"><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9">Solution Files – PWA</text:span></text:span></text:p>
      <text:p text:style-name="P34"><text:span text:style-name="Strong_20_Emphasis"><text:span text:style-name="T22"/></text:span></text:p>
      <text:p text:style-name="P58"><text:span text:style-name="Strong_20_Emphasis"><text:span text:style-name="T30">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5">Or the latest updates included (package.json update) repository at:</text:p>
      <text:p text:style-name="P38"><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2"><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8"><text:soft-page-break/><text:span text:style-name="Strong_20_Emphasis"><text:span text:style-name="T31">You can find all the code used in this section with the latest up to date libraries below if you encounter any issues:</text:span></text:span></text:p>
      <text:p text:style-name="P47"/>
      <text:p text:style-name="P38"><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8"><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40">Quick Note: Upcoming API Endpoint</text:span></text:span></text:p>
      <text:p text:style-name="P46">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7"/>
      <text:p text:style-name="P38"><text:span text:style-name="T43">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7"/>
      <text:p text:style-name="P38"><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3"> </text:span></text:span><text:span text:style-name="Strong_20_Emphasis"><text:span text:style-name="T41">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8"><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8"><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8"><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40">Resources: Jest Cheat Sheet</text:span></text:span></text:p>
      <text:p text:style-name="P38"><text:span text:style-name="T43">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3"> to help you along as you write tests if you are coding along in the videos. It will also come in handy at the end of this course where you will have to write tests for our robofriends app. </text:span></text:p>
      <text:p text:style-name="P40"/>
      <text:p text:style-name="P34"><text:span text:style-name="Strong_20_Emphasis"><text:span text:style-name="T40">Resources: Enzyme</text:span></text:span></text:p>
      <text:p text:style-name="P38"><text:span text:style-name="T43">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3"> to see what kind of methods you can use to test your components. We will be using some of them in the later parts of this section.</text:span></text:p>
      <text:p text:style-name="P40"/>
      <text:p text:style-name="P44"><text:soft-page-break/>Quick Note: Empty Snapshots</text:p>
      <text:p text:style-name="P38"><text:span text:style-name="T43">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3">.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3"> to show you how to do this if you encounter the issue.<text:line-break/><text:line-break/>You'll learn all about Snapshot testing next!</text:span></text:p>
      <text:p text:style-name="P40"/>
      <text:p text:style-name="P34"><text:span text:style-name="Strong_20_Emphasis"><text:span text:style-name="T40">Note: What Test is Best?</text:span></text:span></text:p>
      <text:p text:style-name="P38"><text:span text:style-name="T43">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40">Updated Code For This Section</text:span></text:span></text:p>
      <text:p text:style-name="P38"><text:span text:style-name="T43">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1"><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Type Vs Interface</text:span></text:span></text:p>
      <text:p text:style-name="P38"><text:span text:style-name="T43">To learn more about the difference between </text:span><text:span text:style-name="Source_20_Text"><text:span text:style-name="T44">type</text:span></text:span><text:span text:style-name="T43">  and </text:span><text:span text:style-name="Source_20_Text"><text:span text:style-name="T44">interface</text:span></text:span><text:span text:style-name="T43">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3"><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text:p text:style-name="P34"><text:span text:style-name="Strong_20_Emphasis"><text:span text:style-name="T40">Exercise: #1 - Injections</text:span></text:span></text:p>
      <text:p text:style-name="P38"><text:soft-page-break/><text:span text:style-name="T43">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SQL Injection</text:span></text:a></text:p>
      <text:p text:style-name="P34"><text:span text:style-name="Strong_20_Emphasis"><text:span text:style-name="T23"/></text:span></text:p>
      <text:p text:style-name="P34"><text:span text:style-name="Strong_20_Emphasis"><text:span text:style-name="T40">Exercise: #2 - Security Files</text:span></text:span></text:p>
      <text:p text:style-name="P38"><text:span text:style-name="T43">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43"> </text:span></text:span><text:span text:style-name="Strong_20_Emphasis"><text:span text:style-name="T41">#juniortosenior</text:span></text:span><text:span text:style-name="T43"> channel!<text:line-break/><text:line-break/></text:span><text:a xlink:type="simple" xlink:href="https://github.com/aneagoie/security-client-exercise" office:target-frame-name="_blank" xlink:show="new" text:style-name="Internet_20_link" text:visited-style-name="Visited_20_Internet_20_Link"><text:span text:style-name="T1">Front End Code</text:span></text:a><text:span text:style-name="T43"><text:line-break/></text:span><text:a xlink:type="simple" xlink:href="https://github.com/aneagoie/security-server-exercise" office:target-frame-name="_blank" xlink:show="new" text:style-name="Internet_20_link" text:visited-style-name="Visited_20_Internet_20_Link"><text:span text:style-name="T1">Back End Code</text:span></text:a></text:p>
      <text:p text:style-name="P34"><text:span text:style-name="Strong_20_Emphasis"><text:span text:style-name="T23"/></text:span></text:p>
      <text:p text:style-name="P34"><text:span text:style-name="Strong_20_Emphasis"><text:span text:style-name="T40">Note: NPM v6</text:span></text:span></text:p>
      <text:p text:style-name="P38"><text:span text:style-name="T43">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https://medium.com/npm-inc/announcing-npm-6-5d0b1799a905<text:line-break/><text:line-break/>I</text:span></text:a><text:span text:style-name="T43">n regards to the </text:span><text:span text:style-name="Emphasis"><text:span text:style-name="T43">nsp</text:span></text:span><text:span text:style-name="T43">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https://blog.npmjs.org/post/175511531085/the-node-security-platform-service-is-shutting</text:span></text:a><text:span text:style-name="T43">. Now you can just simply use </text:span><text:span text:style-name="Source_20_Text"><text:span text:style-name="T44">npm audit fix</text:span></text:span><text:span text:style-name="T43"> command. You actually saw me use the command in the </text:span><text:span text:style-name="Strong_20_Emphasis"><text:span text:style-name="T41">CWD: Keeping Your Projects Up To Date</text:span></text:span><text:span text:style-name="T43"> lecture already so you can review that one more time if you would like to see it in action!</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3 - XSS + CSRF</text:span></text:span></text:p>
      <text:p text:style-name="P38"><text:span text:style-name="T43">It's time to try your hand at doing some bad things... but luckily in a safe playground. Try the below two exercises to get a better idea of how XSS and CSRF are used by malicious hackers:<text:line-break/></text:span><text:soft-page-break/><text:span text:style-name="T43"><text:line-break/>1. </text:span><text:a xlink:type="simple" xlink:href="https://www.hacksplaining.com/exercises/xss-stored" office:target-frame-name="_blank" xlink:show="new" text:style-name="Internet_20_link" text:visited-style-name="Visited_20_Internet_20_Link"><text:span text:style-name="T1">XSS</text:span></text:a></text:p>
      <text:p text:style-name="P38"><text:span text:style-name="T43">2. </text:span><text:a xlink:type="simple" xlink:href="https://www.hacksplaining.com/exercises/csrf" office:target-frame-name="_blank" xlink:show="new" text:style-name="Internet_20_link" text:visited-style-name="Visited_20_Internet_20_Link"><text:span text:style-name="T1">CSRF</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XSS + CSRF</text:span></text:span></text:p>
      <text:p text:style-name="P38"><text:span text:style-name="T43">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Content Security Policy</text:span></text:a><text:span text:style-name="T43"><text:line-break/><text:line-break/></text:span><text:a xlink:type="simple" xlink:href="https://developer.mozilla.org/en-US/docs/Web/HTTP/Cookies" office:target-frame-name="_blank" xlink:show="new" text:style-name="Internet_20_link" text:visited-style-name="Visited_20_Internet_20_Link"><text:span text:style-name="T1">Cookies with HTTPOnly and Secure headers</text:span></text:a><text:span text:style-name="T43"><text:line-break/><text:line-break/></text:span><text:a xlink:type="simple" xlink:href="https://hackernoon.com/cross-site-scripting-for-dummies-be30f76fad09" office:target-frame-name="_blank" xlink:show="new" text:style-name="Internet_20_link" text:visited-style-name="Visited_20_Internet_20_Link"><text:span text:style-name="T1">A fun little article with more information</text:span></text:a></text:p>
      <text:p text:style-name="P34"><text:span text:style-name="Strong_20_Emphasis"><text:span text:style-name="T23"/></text:span></text:p>
      <text:p text:style-name="P34"><text:span text:style-name="Strong_20_Emphasis"><text:span text:style-name="T40">Resources: Secure Headers</text:span></text:span></text:p>
      <text:p text:style-name="P38"><text:span text:style-name="T43">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https://code.tutsplus.com/tutorials/http-the-protocol-every-web-developer-must-know-part-1--net-31177</text:span></text:a><text:span text:style-name="T43"><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https://developer.mozilla.org/en-US/docs/Web/HTTP/Headers</text:span></text:a><text:span text:style-name="T43"><text:line-break/>3. HTTP Header Fields: </text:span><text:a xlink:type="simple" xlink:href="https://www.tutorialspoint.com/http/http_header_fields.htm" office:target-frame-name="_blank" xlink:show="new" text:style-name="Internet_20_link" text:visited-style-name="Visited_20_Internet_20_Link"><text:span text:style-name="T1">https://www.tutorialspoint.com/http/http_header_fields.htm</text:span></text:a><text:span text:style-name="T43"><text:line-break/>4. Helmet package documentation: </text:span><text:a xlink:type="simple" xlink:href="https://github.com/helmetjs/helmet" office:target-frame-name="_blank" xlink:show="new" text:style-name="Internet_20_link" text:visited-style-name="Visited_20_Internet_20_Link"><text:span text:style-name="T1">https://github.com/helmetjs/helmet</text:span></text:a></text:p>
      <text:p text:style-name="P34"><text:span text:style-name="Strong_20_Emphasis"><text:span text:style-name="T23"/></text:span></text:p>
      <text:p text:style-name="P34"><text:span text:style-name="Strong_20_Emphasis"><text:span text:style-name="T40">Resources: Storing Passwords</text:span></text:span></text:p>
      <text:p text:style-name="P38"><text:span text:style-name="T43">At my old company, I wrote a blog post for them about storing user passwords safely and avoiding security threats. You can read about the best practices and what to do by </text:span><text:a xlink:type="simple" xlink:href="https://rangle.io/blog/how-to-store-user-passwords-and-overcome-security-threats-in-2017/" office:target-frame-name="_blank" xlink:show="new" text:style-name="Internet_20_link" text:visited-style-name="Visited_20_Internet_20_Link"><text:span text:style-name="T1">reading it here</text:span></text:a><text:span text:style-name="T43">.  </text:span><text:span text:style-name="Emphasis"><text:span text:style-name="T43">(Even though it was written in 2017, it still applies to the current year)</text:span></text:span></text:p>
      <text:p text:style-name="P34"><text:span text:style-name="Strong_20_Emphasis"><text:span text:style-name="T23"/></text:span></text:p>
      <text:p text:style-name="P34"><text:span text:style-name="Strong_20_Emphasis"><text:span text:style-name="T40">Exercise: #4 - Optional Hacking</text:span></text:span></text:p>
      <text:p text:style-name="P38"><text:span text:style-name="T43">If this topic is interesting to you and you want to learn more about how hackers attack systems, I recommend you go through the free lessons and exercises provided here. It is a lot of fun!<text:line-break/></text:span><text:soft-page-break/><text:span text:style-name="T43"><text:line-break/><text:line-break/></text:span><text:a xlink:type="simple" xlink:href="https://www.hacksplaining.com/lessons" office:target-frame-name="_blank" xlink:show="new" text:style-name="Internet_20_link" text:visited-style-name="Visited_20_Internet_20_Link"><text:span text:style-name="T1">https://www.hacksplaining.com/lessons</text:span></text:a></text:p>
      <text:p text:style-name="P34"><text:span text:style-name="Strong_20_Emphasis"><text:span text:style-name="T23"/></text:span></text:p>
      <text:p text:style-name="P34"><text:span text:style-name="Strong_20_Emphasis"><text:span text:style-name="T40">Resources: Personal Security</text:span></text:span></text:p>
      <text:p text:style-name="P38"><text:span text:style-name="T43">Being secure in your day to day internet life is also important. I recommend this excellent resource for you to cover the basics: </text:span><text:a xlink:type="simple" xlink:href="https://watchyourhack.com/" office:target-frame-name="_blank" xlink:show="new" text:style-name="Internet_20_link" text:visited-style-name="Visited_20_Internet_20_Link"><text:span text:style-name="T1">https://watchyourhack.com</text:span></text:a></text:p>
      <text:p text:style-name="P34"><text:span text:style-name="Strong_20_Emphasis"><text:span text:style-name="T23"/></text:span></text:p>
      <text:p text:style-name="P34"><text:span text:style-name="Strong_20_Emphasis"><text:span text:style-name="T40">Quick Note: Windows Users</text:span></text:span></text:p>
      <text:p text:style-name="P38"><text:span text:style-name="T43">Heads up! In the next video we will be setting up our environment to check out some code! I will be using a MAC to demonstrate this, but for those who are using a Windows machine, we have provided some extra videos in the section </text:span><text:span text:style-name="Strong_20_Emphasis"><text:span text:style-name="T41">Extras: For Windows Users </text:span></text:span><text:span text:style-name="T43">to help you along and demonstrate some of the tricky parts on a Windows machine :)</text:span></text:p>
      <text:p text:style-name="P34"><text:span text:style-name="Strong_20_Emphasis"><text:span text:style-name="T23"/></text:span></text:p>
      <text:p text:style-name="P34"><text:span text:style-name="Strong_20_Emphasis"><text:span text:style-name="T40">Quick Note: Updated API</text:span></text:span></text:p>
      <text:p text:style-name="P38"><text:span text:style-name="T43">HEADS UP! In the next video you will see the smartBrain app in action!<text:line-break/><text:line-break/>Sometimes the Clarifai API models we use in the code base can be down or not working as they are constantly getting updated. A good way to check if the model you are using is up, is to check them on the Clarifai website. For example, for the Face Detect Mode: </text:span><text:a xlink:type="simple" xlink:href="https://www.clarifai.com/models/face-detection" office:target-frame-name="_blank" xlink:show="new" text:style-name="Internet_20_link" text:visited-style-name="Visited_20_Internet_20_Link"><text:span text:style-name="T1">https://www.clarifai.com/models/face-detection</text:span></text:a><text:span text:style-name="T43">. If that isn't working, then that means you will have to wait until their servers are back up. Another solution is to use a different version of their model that works like this one: `c0c0ac362b03416da06ab3fa36fb58e3`.<text:line-break/><text:line-break/>So compared to what you might see in the next video you might have to enter the above key:</text:span></text:p>
      <text:p text:style-name="P46">so you would change from in the video:</text:p>
      <text:p text:style-name="P38"><text:span text:style-name="Source_20_Text"><text:span text:style-name="T44">.predict(Clarifai.FACE_DETECT_MODEL, req.body.input)</text:span></text:span></text:p>
      <text:p text:style-name="P46">to:</text:p>
      <text:p text:style-name="P38"><text:span text:style-name="Source_20_Text"><text:span text:style-name="T44">.predict('c0c0ac362b03416da06ab3fa36fb58e3', req.body.input)</text:span></text:span></text:p>
      <text:p text:style-name="P46"><text:soft-page-break/><text:line-break/><text:line-break/>You will see when you get there in the next couple of lectures :)</text:p>
      <text:p text:style-name="P43"><text:span text:style-name="T68">const</text:span><text:span text:style-name="T74"> handleApiCall = (req, res) =&gt; { <text:s/>app.models <text:s text:c="3"/></text:span><text:span text:style-name="T80">// You may have to do this:</text:span><text:span text:style-name="T74"> </text:span><text:span text:style-name="T80">// .predict(Clarifai.FACE_DETECT_MODEL, req.body.input)</text:span><text:span text:style-name="T74"> <text:s text:c="3"/>.predict(</text:span><text:span text:style-name="T76">'c0c0ac362b03416da06ab3fa36fb58e3'</text:span><text:span text:style-name="T74">, req.body.input) <text:s text:c="3"/>.</text:span><text:span text:style-name="T68">then</text:span><text:span text:style-name="T74">(data =&gt; { <text:s text:c="5"/>res.json(data); <text:s text:c="3"/>}) <text:s text:c="3"/>.</text:span><text:span text:style-name="T68">catch</text:span><text:span text:style-name="T74">(err =&gt; res.status(400).json(</text:span><text:span text:style-name="T76">'unable to work with API'</text:span><text:span text:style-name="T74">))}</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1 - SmartBrain App</text:span></text:span></text:p>
      <text:p text:style-name="P38"><text:span text:style-name="T43">To get started with your local setup of the SmartBrain app, follow the previous video and the below resources:<text:line-break/><text:line-break/>1. Client side code: </text:span><text:a xlink:type="simple" xlink:href="https://github.com/aneagoie/smart-brain" office:target-frame-name="_blank" xlink:show="new" text:style-name="Internet_20_link" text:visited-style-name="Visited_20_Internet_20_Link"><text:span text:style-name="T1">https://github.com/aneagoie/smart-brain</text:span></text:a><text:span text:style-name="T43"><text:line-break/>2. Server side code: </text:span><text:a xlink:type="simple" xlink:href="https://github.com/aneagoie/smart-brain-api" office:target-frame-name="_blank" xlink:show="new" text:style-name="Internet_20_link" text:visited-style-name="Visited_20_Internet_20_Link"><text:span text:style-name="T1">https://github.com/aneagoie/smart-brain-api</text:span></text:a><text:span text:style-name="T43"><text:line-break/><text:line-break/>The above projects were part of </text:span><text:span text:style-name="Strong_20_Emphasis"><text:span text:style-name="T41">The Complete Web Developer: Zero to Mastery. If you would like to see how the app was built, I walk you through the entire step in that course. </text:span></text:span><text:span text:style-name="T43">However, since this is a course on going from Junior to Senior Developer, we are assuming you are familiar with a simple front end and backend setup. We are skipping the basic building of an app like this since it is most likely something that you have encountered before and you should be familiar with. But don't worry, we take you through it nice and slow through the remaining sections. <text:line-break/><text:line-break/><text:line-break/></text:span><text:span text:style-name="Strong_20_Emphasis"><text:span text:style-name="T41">A few things you will need:<text:line-break/>#1</text:span></text:span><text:span text:style-name="T43">  You will need to add your own </text:span><text:a xlink:type="simple" xlink:href="https://www.clarifai.com/" office:target-frame-name="_blank" xlink:show="new" text:style-name="Internet_20_link" text:visited-style-name="Visited_20_Internet_20_Link"><text:span text:style-name="T1">Clarifai API key</text:span></text:a><text:span text:style-name="T43"> in </text:span><text:span text:style-name="Source_20_Text"><text:span text:style-name="T44">controllers/image.js</text:span></text:span><text:span text:style-name="T43">  (which is free) on the server:<text:line-break/><text:line-break/></text:span><text:span text:style-name="Strong_20_Emphasis"><text:span text:style-name="T41">#2</text:span></text:span><text:span text:style-name="T43"> A postgreSQL database if you haven't done so already in the Security section of the course:<text:line-break/><text:line-break/>To install PostgreSQL on your computer, follow the below steps OR you can watch the next optional video: </text:span></text:p>
      <text:p text:style-name="P38"><text:span text:style-name="Strong_20_Emphasis"><text:span text:style-name="T41">Mac: </text:span></text:span><text:span text:style-name="T43">Follow my previous video for instructions. You will need </text:span><text:a xlink:type="simple" xlink:href="https://brew.sh/" office:target-frame-name="_blank" xlink:show="new" text:style-name="Internet_20_link" text:visited-style-name="Visited_20_Internet_20_Link"><text:span text:style-name="T1">homebrew</text:span></text:a><text:span text:style-name="T43"> for the easies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this tutorial</text:span></text:a><text:span text:style-name="T43">.</text:span></text:p>
      <text:p text:style-name="P38"><text:soft-page-break/><text:a xlink:type="simple" xlink:href="http://www.psequel.com/" office:target-frame-name="_blank" xlink:show="new" text:style-name="Internet_20_link" text:visited-style-name="Visited_20_Internet_20_Link"><text:span text:style-name="T1">PSequel GUI</text:span></text:a><text:span text:style-name="T43"> </text:span></text:p>
      <text:p text:style-name="P38"><text:span text:style-name="Strong_20_Emphasis"><text:span text:style-name="T41">Windows: </text:span></text:span><text:span text:style-name="T43">Follow </text:span><text:a xlink:type="simple" xlink:href="http://www.postgresqltutorial.com/install-postgresql/" office:target-frame-name="_blank" xlink:show="new" text:style-name="Internet_20_link" text:visited-style-name="Visited_20_Internet_20_Link"><text:span text:style-name="T1">this tutorial</text:span></text:a></text:p>
      <text:p text:style-name="P38"><text:span text:style-name="Strong_20_Emphasis"><text:span text:style-name="T41">Linux: Thanks to fellow student Dimitris for this great guide:</text:span></text:span></text:p>
      <text:p text:style-name="P38"><text:span text:style-name="T43">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their website has wonderful instructions</text:span></text:a><text:span text:style-name="T43">, and so does their wiki (for example, </text:span><text:a xlink:type="simple" xlink:href="https://wiki.postgresql.org/wiki/Apt" office:target-frame-name="_blank" xlink:show="new" text:style-name="Internet_20_link" text:visited-style-name="Visited_20_Internet_20_Link"><text:span text:style-name="T1">this link is for Debian and Ubuntu based distros</text:span></text:a><text:span text:style-name="T43">).  </text:span></text:p>
      <text:p text:style-name="P46">Also, one way to issue the commands you typed in the video to start, stop, restart PostgreSQL in Linux is: </text:p>
      <text:p text:style-name="P43"><text:span text:style-name="T74">sudo systemctl start postgresql <text:s text:c="4"/></text:span><text:span text:style-name="T80"># starts the server</text:span><text:span text:style-name="T74">sudo systemctl stop postgresql <text:s text:c="5"/></text:span><text:span text:style-name="T80"># stops it</text:span><text:span text:style-name="T74">sudo systemctl restart postgresql <text:s text:c="2"/></text:span><text:span text:style-name="T80"># restart it</text:span><text:span text:style-name="T74">sudo systemctl status postgresql <text:s text:c="3"/></text:span><text:span text:style-name="T80"># check the server's status</text:span></text:p>
      <text:p text:style-name="P38"><text:span text:style-name="T43">The "</text:span><text:span text:style-name="Source_20_Text"><text:span text:style-name="T44">createdb test</text:span></text:span><text:span text:style-name="T43"> " command and the "</text:span><text:span text:style-name="Source_20_Text"><text:span text:style-name="T44">psql 'test'</text:span></text:span><text:span text:style-name="T43"> " command are the same (at least for Debian/Ubuntu systems) from what I saw. </text:span></text:p>
      <text:p text:style-name="P38"><text:span text:style-name="T43">When it's first installed, PostgreSQL just has the 'postgres' user, and the way to initially enter PostgreSQL is by typing  </text:span><text:span text:style-name="Source_20_Text"><text:span text:style-name="T44">sudo su - postgres</text:span></text:span><text:span text:style-name="T43"> , and then </text:span><text:span text:style-name="Source_20_Text"><text:span text:style-name="T44">psql</text:span></text:span><text:span text:style-name="T43"> .  After Andrei creates the 'test' database, we can create a user with the same name as our current logged in user, to be a database administrator. This way we can just type in </text:span><text:span text:style-name="Source_20_Text"><text:span text:style-name="T44">psql 'test'</text:span></text:span><text:span text:style-name="T43">  from the command line and enter the database without the need of logging in as the 'postgres' user, just like Andrei does in the lecture. This can be done with </text:span><text:span text:style-name="Source_20_Text"><text:span text:style-name="T44">CREATE USER your-user-name-here WITH SUPERUSER;</text:span></text:span><text:span text:style-name="T43"> , and we can verify that he was created with </text:span><text:span text:style-name="Source_20_Text"><text:span text:style-name="T44">\du</text:span></text:span><text:span text:style-name="T43"> . Now we can exit by typing </text:span><text:span text:style-name="Source_20_Text"><text:span text:style-name="T44">\q</text:span></text:span><text:span text:style-name="T43">  and then </text:span><text:span text:style-name="Source_20_Text"><text:span text:style-name="T44">exit</text:span></text:span><text:span text:style-name="T43"> , and enter our database just like Andrei does, with </text:span><text:span text:style-name="Source_20_Text"><text:span text:style-name="T44">psql 'test'</text:span></text:span><text:span text:style-name="T43"> . </text:span></text:p>
      <text:p text:style-name="P46">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34"><text:span text:style-name="Strong_20_Emphasis"><text:span text:style-name="T23"/></text:span></text:p>
      <text:p text:style-name="P34"><text:span text:style-name="Strong_20_Emphasis"><text:span text:style-name="T40">Exercise: #2 - Analyze Code</text:span></text:span></text:p>
      <text:p text:style-name="P38"><text:span text:style-name="T43">Using what you have learned in the previous video, start to get more familiar with the SmartBrain app and code. See if you can make modifications to it and make it your own. Also use </text:span><text:span text:style-name="Source_20_Text"><text:span text:style-name="T44">console.log</text:span></text:span><text:span text:style-name="T43">  to experiment and understand how the entire system works. </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oft-page-break/><text:span text:style-name="Strong_20_Emphasis"><text:span text:style-name="T23"/></text:span></text:p>
      <text:p text:style-name="P34"><text:span text:style-name="Strong_20_Emphasis"><text:span text:style-name="T40">Exercise: #3 - Multiple Face Detection</text:span></text:span></text:p>
      <text:p text:style-name="P38"><text:span text:style-name="T43">In the next video, I will show you how I implement the new feature Bruno asked for: Multiple face detection of our SmartBrain app. If you would like to give it a try at the code yourself, go ahead and attempt to add this feature on your own so that you can compare what you did with what I did in the next video. <text:line-break/><text:line-break/>You can also share your code in the </text:span><text:span text:style-name="Strong_20_Emphasis"><text:span text:style-name="T41">##juniortosenior </text:span></text:span><text:span text:style-name="T43">channel on Discord for the community to see!</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New Feature Commit</text:span></text:span></text:p>
      <text:p text:style-name="P38"><text:span text:style-name="T43">You can see the new code change from the previous video and the new feature added </text:span><text:a xlink:type="simple" xlink:href="https://github.com/aneagoie/smart-brain-boost/commit/09961431e44692473533cfdd8526aaa8bce5a0be" office:target-frame-name="_blank" xlink:show="new" text:style-name="Internet_20_link" text:visited-style-name="Visited_20_Internet_20_Link"><text:span text:style-name="T1">in this commit history</text:span></text:a><text:span text:style-name="T43">.</text:span></text:p>
      <text:p text:style-name="P38"><text:span text:style-name="T43">How did you implement the new feature? Share on the </text:span><text:span text:style-name="Strong_20_Emphasis"><text:span text:style-name="T41">#js </text:span></text:span><text:span text:style-name="T43">channel on Discord and compare your work with others!</text:span></text:p>
      <text:p text:style-name="P34"><text:span text:style-name="Strong_20_Emphasis"><text:span text:style-name="T23"/></text:span></text:p>
      <text:p text:style-name="P34"><text:span text:style-name="Strong_20_Emphasis"><text:span text:style-name="T40">Customizing Your App</text:span></text:span></text:p>
      <text:p text:style-name="P37"><text:span text:style-name="T66">As we move through the course, I recommend you apply what you learn and challenge yourself as you customize your app. For example, this student:<text:line-break/><text:line-break/>"</text:span><text:span text:style-name="Strong_20_Emphasis"><text:span text:style-name="T67">So while watching the videos for the Smart Brain face detection final project, I decided to create the project using NextJS. Additionally, after doing the parts with bcrypt and password hashing I opted to instead give a shot at implementing 3rd party authorizations using Auth0. Lastly I went with my own layout and CSS so I could hone those skills. It was a lot of fun and work to figure out how to properly do things in NextJS alongside of Andrei utilizing create-react-app. I learned a lot about react hooks and other react concepts as well as next js and the solutions they bring to the table. So thank you @Andrei Neagoie for the wonderful course. Onto the bonus stuff at the end!"<text:line-break/><text:line-break/></text:span></text:span><text:a xlink:type="simple" xlink:href="https://github.com/waffleflopper/smart-brain-nextjs" office:target-frame-name="_blank" xlink:show="new" text:style-name="Internet_20_link" text:visited-style-name="Visited_20_Internet_20_Link"><text:span text:style-name="Strong_20_Emphasis"><text:span text:style-name="T54">https://github.com/waffleflopper/smart-brain-nextjs</text:span></text:span></text:a></text:p>
      <text:p text:style-name="P48"/>
      <text:p text:style-name="P34"><text:span text:style-name="Strong_20_Emphasis"><text:span text:style-name="T23"/></text:span></text:p>
      <text:p text:style-name="P34"><text:soft-page-break/><text:span text:style-name="Strong_20_Emphasis"><text:span text:style-name="T40">Updated Code For This Section</text:span></text:span></text:p>
      <text:p text:style-name="P38"><text:span text:style-name="T43">You can find all the code used in this section with the latest up to date libraries below if you encounter any issues:<text:line-break/><text:line-break/><text:line-break/></text:span><text:a xlink:type="simple" xlink:href="https://github.com/aneagoie/smart-brain-boost-api" office:target-frame-name="_blank" xlink:show="new" text:style-name="Internet_20_link" text:visited-style-name="Visited_20_Internet_20_Link"><text:span text:style-name="Strong_20_Emphasis"><text:span text:style-name="T7">https://github.com/aneagoie/smart-brain-boost-api</text:span></text:span></text:a></text:p>
      <text:p text:style-name="P38"><text:span text:style-name="T43"><text:line-break/></text:span><text:a xlink:type="simple" xlink:href="https://github.com/aneagoie/smart-brain-boost-api-dockerized" office:target-frame-name="_blank" xlink:show="new" text:style-name="Internet_20_link" text:visited-style-name="Visited_20_Internet_20_Link"><text:span text:style-name="Strong_20_Emphasis"><text:span text:style-name="T7">https://github.com/aneagoie/smart-brain-boost-api-dockerized</text:span></text:span></text:a><text:span text:style-name="T43"> (Heads up that this code already has Redis integrated in it which we will see in the NEXT section as well as Sessions + JWT)<text:line-break/><text:line-break/><text:line-break/>By the way, at the end once we have built our entire app, we are going to have a lecture titled </text:span><text:span text:style-name="Strong_20_Emphasis"><text:span text:style-name="T41">Updating Our App </text:span></text:span><text:span text:style-name="T43">where we will show you how to update everything to the latest versions of each of these libraries :)</text:span></text:p>
      <text:p text:style-name="P38"><text:span text:style-name="T43"/></text:p>
      <text:p text:style-name="P60"><text:span text:style-name="T65">Resources: Installing Docker</text:span></text:p>
      <text:p text:style-name="P38"><text:span text:style-name="T43">To install Docker onto your computer:<text:line-break/><text:line-break/></text:span><text:a xlink:type="simple" xlink:href="https://docs.docker.com/docker-for-mac/install/" office:target-frame-name="_blank" xlink:show="new" text:style-name="Internet_20_link" text:visited-style-name="Visited_20_Internet_20_Link"><text:span text:style-name="T1">For Mac</text:span></text:a><text:span text:style-name="T43"><text:line-break/><text:line-break/></text:span><text:a xlink:type="simple" xlink:href="https://docs.docker.com/docker-for-windows/install/" office:target-frame-name="_blank" xlink:show="new" text:style-name="Internet_20_link" text:visited-style-name="Visited_20_Internet_20_Link"><text:span text:style-name="T1">For Windows</text:span></text:a><text:span text:style-name="T43"><text:line-break/><text:line-break/></text:span><text:a xlink:type="simple" xlink:href="https://docs.docker.com/install/linux/docker-ce/ubuntu/" office:target-frame-name="_blank" xlink:show="new" text:style-name="Internet_20_link" text:visited-style-name="Visited_20_Internet_20_Link"><text:span text:style-name="T1">For Linux</text:span></text:a><text:span text:style-name="T43"><text:line-break/><text:line-break/>If you encounter any errors, you may want to check out </text:span><text:a xlink:type="simple" xlink:href="https://docs.docker.com/toolbox/faqs/troubleshoot/" office:target-frame-name="_blank" xlink:show="new" text:style-name="Internet_20_link" text:visited-style-name="Visited_20_Internet_20_Link"><text:span text:style-name="T1">this troubleshooting guide</text:span></text:a><text:span text:style-name="T43"> or reach out to our community on Discord!</text:span></text:p>
      <text:p text:style-name="P64"><text:span text:style-name="T43"/></text:p>
      <text:p text:style-name="P34"><text:span text:style-name="Strong_20_Emphasis"><text:span text:style-name="T40">Resources: Dockerfile</text:span></text:span></text:p>
      <text:p text:style-name="P38"><text:span text:style-name="T43">To learn more about </text:span><text:span text:style-name="Source_20_Text"><text:span text:style-name="T44">bin/bash</text:span></text:span><text:span text:style-name="T43">  discussed in the previous video, have a look </text:span><text:a xlink:type="simple" xlink:href="https://unix.stackexchange.com/questions/398543/what-are-the-contents-of-bin-bash-and-what-do-i-do-if-i-accidentally-overwrote" office:target-frame-name="_blank" xlink:show="new" text:style-name="Internet_20_link" text:visited-style-name="Visited_20_Internet_20_Link"><text:span text:style-name="T1">at this resource</text:span></text:a><text:span text:style-name="T43">.</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1 - Your First Docker Container</text:span></text:span></text:p>
      <text:p text:style-name="P38"><text:soft-page-break/><text:span text:style-name="T43">It's time to build your first Docker Container like I did in my previous video. See if you can set it up on your machine using this </text:span><text:a xlink:type="simple" xlink:href="https://github.com/aneagoie/smart-brain-api" office:target-frame-name="_blank" xlink:show="new" text:style-name="Internet_20_link" text:visited-style-name="Visited_20_Internet_20_Link"><text:span text:style-name="T1">Smart Brain API repo</text:span></text:a><text:span text:style-name="T43">. <text:line-break/><text:line-break/>Ps, you can learn more about Dockerfile commands by using this resource: </text:span><text:a xlink:type="simple" xlink:href="https://docs.docker.com/engine/reference/builder/#usage" office:target-frame-name="_blank" xlink:show="new" text:style-name="Internet_20_link" text:visited-style-name="Visited_20_Internet_20_Link"><text:span text:style-name="T1">https://docs.docker.com/engine/reference/builder/#usage</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Quick Note: Docker Compose</text:span></text:span></text:p>
      <text:p text:style-name="P46">Throughout the next few videos we are going to use Docker Compose to launch separate services under one command. In these videos, I refer to all of these being under one container, but technically Docker Compose launches multiple containers. For simplicity sake, with Docker Compose in the next videos we are going to assume everything is running in this one "Docker World" as you will see. </text:p>
      <text:p text:style-name="P34"><text:span text:style-name="Strong_20_Emphasis"><text:span text:style-name="T40">Resources: Docker Compose Commands</text:span></text:span></text:p>
      <text:p text:style-name="P38"><text:span text:style-name="T43">You can find out more about the 3 commands we just learned here:<text:line-break/><text:line-break/></text:span><text:a xlink:type="simple" xlink:href="https://docs.docker.com/compose/reference/build/" office:target-frame-name="_blank" xlink:show="new" text:style-name="Internet_20_link" text:visited-style-name="Visited_20_Internet_20_Link"><text:span text:style-name="T1">docker-compose build</text:span></text:a><text:span text:style-name="T43"><text:line-break/><text:line-break/></text:span><text:a xlink:type="simple" xlink:href="https://docs.docker.com/compose/reference/run/" office:target-frame-name="_blank" xlink:show="new" text:style-name="Internet_20_link" text:visited-style-name="Visited_20_Internet_20_Link"><text:span text:style-name="T1">docker-compose run</text:span></text:a><text:span text:style-name="T43"><text:line-break/><text:line-break/></text:span><text:a xlink:type="simple" xlink:href="https://docs.docker.com/compose/reference/up/" office:target-frame-name="_blank" xlink:show="new" text:style-name="Internet_20_link" text:visited-style-name="Visited_20_Internet_20_Link"><text:span text:style-name="T1">docker-compose up</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Docker Volumes</text:span></text:span></text:p>
      <text:p text:style-name="P38"><text:span text:style-name="T43">To learn more about Volumes in Docker:<text:line-break/><text:line-break/></text:span><text:a xlink:type="simple" xlink:href="https://stackoverflow.com/questions/34809646/what-is-the-purpose-of-volume-in-dockerfile" office:target-frame-name="_blank" xlink:show="new" text:style-name="Internet_20_link" text:visited-style-name="Visited_20_Internet_20_Link"><text:span text:style-name="T1">https://stackoverflow.com/questions/34809646/what-is-the-purpose-of-volume-in-dockerfile</text:span></text:a><text:span text:style-name="T43"><text:line-break/><text:line-break/><text:line-break/></text:span><text:a xlink:type="simple" xlink:href="https://www.linux.com/learn/docker-volumes-and-networks-compose" office:target-frame-name="_blank" xlink:show="new" text:style-name="Internet_20_link" text:visited-style-name="Visited_20_Internet_20_Link"><text:span text:style-name="T1">https://www.linux.com/learn/docker-volumes-and-networks-compose</text:span></text:a></text:p>
      <text:p text:style-name="P34"><text:span text:style-name="Strong_20_Emphasis"><text:span text:style-name="T23"/></text:span></text:p>
      <text:p text:style-name="P34"><text:span text:style-name="Strong_20_Emphasis"><text:span text:style-name="T23"/></text:span></text:p>
      <text:p text:style-name="P34"><text:soft-page-break/><text:span text:style-name="Strong_20_Emphasis"><text:span text:style-name="T23"/></text:span></text:p>
      <text:p text:style-name="P34"><text:span text:style-name="Strong_20_Emphasis"><text:span text:style-name="T40">Resources: PostgreSQL With Docker</text:span></text:span></text:p>
      <text:p text:style-name="P38"><text:span text:style-name="T43">That was a tough video! Lots of material covered, but keep in mind that when it comes to configuration files like yml files, there is nothing better than the online documentation to get yourself familiar with them. Although it may look daunting, most developers just check out and read the documentation when they have a problem to solve. For example, here are the resources I recommend you read up on based on the previous video:<text:line-break/><text:line-break/>1. How we set up the database with username and password: (see the environment variables section) </text:span><text:a xlink:type="simple" xlink:href="https://hub.docker.com/_/postgres/" office:target-frame-name="_blank" xlink:show="new" text:style-name="Internet_20_link" text:visited-style-name="Visited_20_Internet_20_Link"><text:span text:style-name="T1">https://hub.docker.com/_/postgres/</text:span></text:a><text:span text:style-name="T43"><text:line-break/><text:line-break/>2. </text:span><text:span text:style-name="Source_20_Text"><text:span text:style-name="T44">psql </text:span></text:span><text:span text:style-name="T43"> command: </text:span><text:a xlink:type="simple" xlink:href="https://www.postgresql.org/docs/9.2/static/app-psql.html" office:target-frame-name="_blank" xlink:show="new" text:style-name="Internet_20_link" text:visited-style-name="Visited_20_Internet_20_Link"><text:span text:style-name="T1">https://www.postgresql.org/docs/9.2/static/app-psql.html</text:span></text:a><text:span text:style-name="T43"><text:line-break/><text:line-break/>3. Finally, if you haven't done so already, see if you can install PostgreSQL on your machine and use a GUI like I do in the video to make sure your docker-compose file is working: <text:line-break/></text:span></text:p>
      <text:p text:style-name="P46">To install PostgreSQL on your computer, follow the below steps: </text:p>
      <text:p text:style-name="P38"><text:span text:style-name="Strong_20_Emphasis"><text:span text:style-name="T41">Mac: </text:span></text:span><text:span text:style-name="T43">Follow my previous video for instructions. You will need </text:span><text:a xlink:type="simple" xlink:href="https://brew.sh/" office:target-frame-name="_blank" xlink:show="new" text:style-name="Internet_20_link" text:visited-style-name="Visited_20_Internet_20_Link"><text:span text:style-name="T1">homebrew</text:span></text:a><text:span text:style-name="T43"> for the easiest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this tutorial</text:span></text:a><text:span text:style-name="T43">.</text:span></text:p>
      <text:p text:style-name="P38"><text:a xlink:type="simple" xlink:href="http://www.psequel.com/" office:target-frame-name="_blank" xlink:show="new" text:style-name="Internet_20_link" text:visited-style-name="Visited_20_Internet_20_Link"><text:span text:style-name="T1">PSequel GUI</text:span></text:a><text:span text:style-name="T43"> </text:span></text:p>
      <text:p text:style-name="P38"><text:span text:style-name="Strong_20_Emphasis"><text:span text:style-name="T41">Windows: </text:span></text:span><text:span text:style-name="T43">Follow </text:span><text:a xlink:type="simple" xlink:href="http://www.postgresqltutorial.com/install-postgresql/" office:target-frame-name="_blank" xlink:show="new" text:style-name="Internet_20_link" text:visited-style-name="Visited_20_Internet_20_Link"><text:span text:style-name="T1">this tutorial</text:span></text:a></text:p>
      <text:p text:style-name="P38"><text:span text:style-name="Strong_20_Emphasis"><text:span text:style-name="T41">Linux: Thanks to fellow student Dimitris for this great guide:</text:span></text:span></text:p>
      <text:p text:style-name="P38"><text:span text:style-name="T43">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their website has wonderful instructions</text:span></text:a><text:span text:style-name="T43">, and so does their wiki (for example, </text:span><text:a xlink:type="simple" xlink:href="https://wiki.postgresql.org/wiki/Apt" office:target-frame-name="_blank" xlink:show="new" text:style-name="Internet_20_link" text:visited-style-name="Visited_20_Internet_20_Link"><text:span text:style-name="T1">this link is for Debian and Ubuntu based distros</text:span></text:a><text:span text:style-name="T43">).  </text:span></text:p>
      <text:p text:style-name="P46">Also, one way to issue the commands you typed in the video to start, stop, restart PostgreSQL in Linux is: </text:p>
      <text:p text:style-name="P43"><text:span text:style-name="T74">sudo systemctl start postgresql <text:s text:c="4"/></text:span><text:span text:style-name="T80"># starts the server</text:span><text:span text:style-name="T74">sudo systemctl stop postgresql <text:s text:c="5"/></text:span><text:span text:style-name="T80"># stops it</text:span><text:span text:style-name="T74">sudo systemctl restart postgresql <text:s text:c="2"/></text:span><text:span text:style-name="T80"># restart it</text:span><text:span text:style-name="T74">sudo systemctl status postgresql <text:s text:c="3"/></text:span><text:span text:style-name="T80"># check the server's status</text:span></text:p>
      <text:p text:style-name="P38"><text:soft-page-break/><text:span text:style-name="T43">The "</text:span><text:span text:style-name="Source_20_Text"><text:span text:style-name="T44">createdb test</text:span></text:span><text:span text:style-name="T43"> " command and the "</text:span><text:span text:style-name="Source_20_Text"><text:span text:style-name="T44">psql 'test'</text:span></text:span><text:span text:style-name="T43"> " command are the same (at least for Debian/Ubuntu systems) from what I saw. </text:span></text:p>
      <text:p text:style-name="P38"><text:span text:style-name="T43">When it's first installed, PostgreSQL just has the 'postgres' user, and the way to initially enter PostgreSQL is by typing  </text:span><text:span text:style-name="Source_20_Text"><text:span text:style-name="T44">sudo su - postgres</text:span></text:span><text:span text:style-name="T43"> , and then </text:span><text:span text:style-name="Source_20_Text"><text:span text:style-name="T44">psql</text:span></text:span><text:span text:style-name="T43"> .  After Andrei creates the 'test' database, we can create a user with the same name as our current logged in user, to be a database administrator. This way we can just type in </text:span><text:span text:style-name="Source_20_Text"><text:span text:style-name="T44">psql 'test'</text:span></text:span><text:span text:style-name="T43">  from the command line and enter the database without the need of logging in as the 'postgres' user, just like Andrei does in the lecture. This can be done with </text:span><text:span text:style-name="Source_20_Text"><text:span text:style-name="T44">CREATE USER your-user-name-here WITH SUPERUSER;</text:span></text:span><text:span text:style-name="T43"> , and we can verify that he was created with </text:span><text:span text:style-name="Source_20_Text"><text:span text:style-name="T44">\du</text:span></text:span><text:span text:style-name="T43"> . Now we can exit by typing </text:span><text:span text:style-name="Source_20_Text"><text:span text:style-name="T44">\q</text:span></text:span><text:span text:style-name="T43">  and then </text:span><text:span text:style-name="Source_20_Text"><text:span text:style-name="T44">exit</text:span></text:span><text:span text:style-name="T43"> , and enter our database just like Andrei does, with </text:span><text:span text:style-name="Source_20_Text"><text:span text:style-name="T44">psql 'test'</text:span></text:span><text:span text:style-name="T43"> . </text:span></text:p>
      <text:p text:style-name="P46">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34"><text:span text:style-name="Strong_20_Emphasis"><text:span text:style-name="T40">Resources: init.db File</text:span></text:span></text:p>
      <text:p text:style-name="P38"><text:span text:style-name="T43">If you would like to learn more about creating tables in SQL, you can read up </text:span><text:a xlink:type="simple" xlink:href="http://joshualande.com/create-tables-sql" office:target-frame-name="_blank" xlink:show="new" text:style-name="Internet_20_link" text:visited-style-name="Visited_20_Internet_20_Link"><text:span text:style-name="T1">this excellent post</text:span></text:a><text:span text:style-name="T43">.</text:span></text:p>
      <text:p text:style-name="P38"><text:span text:style-name="T43">You can learn more about the</text:span><text:span text:style-name="Source_20_Text"><text:span text:style-name="T46"> </text:span></text:span><text:span text:style-name="Source_20_Text"><text:span text:style-name="T44">/docker-entrypoint-initdb.d </text:span></text:span><text:span text:style-name="T43"> which we used in the previous video in the official </text:span><text:a xlink:type="simple" xlink:href="https://hub.docker.com/_/postgres/" office:target-frame-name="_blank" xlink:show="new" text:style-name="Internet_20_link" text:visited-style-name="Visited_20_Internet_20_Link"><text:span text:style-name="T1">library/postgres image documentation here.</text:span></text:a></text:p>
      <text:p text:style-name="P34"><text:span text:style-name="Strong_20_Emphasis"><text:span text:style-name="T23"/></text:span></text:p>
      <text:p text:style-name="P34"><text:span text:style-name="Strong_20_Emphasis"><text:span text:style-name="T40">Exercise: #2 - Dockerize SmartBrain App</text:span></text:span></text:p>
      <text:p text:style-name="P46">If you haven't done so already by coding along, go ahead and use Docker Compose as seen in the previous video to set up both your backend API as well as the database with some seed data. This way you will be able to use this docker container for the rest of the sections in the course!</text:p>
      <text:p text:style-name="P34"><text:span text:style-name="Strong_20_Emphasis"><text:span text:style-name="T23"/></text:span></text:p>
      <text:p text:style-name="P34"><text:span text:style-name="Strong_20_Emphasis"><text:span text:style-name="T40">Project Files - Docker</text:span></text:span></text:p>
      <text:p text:style-name="P38"><text:soft-page-break/><text:span text:style-name="T43">We will continue to work on this dockerized backend and add Redis database to it as well. You can see the final project file and commit </text:span><text:a xlink:type="simple" xlink:href="https://github.com/aneagoie/smart-brain-boost-api-dockerized/commit/a7efbdd56c9fbfb29700c3398286dedd38e56166" office:target-frame-name="_blank" xlink:show="new" text:style-name="Internet_20_link" text:visited-style-name="Visited_20_Internet_20_Link"><text:span text:style-name="T1">at this link</text:span></text:a><text:span text:style-name="T43">. For now, just ignore the Redis parts until we get to that section :)</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Update: Docker Networks</text:span></text:span></text:p>
      <text:p text:style-name="P38"><text:span text:style-name="T43">Docker is constantly evolving. One of the features that has changed is the </text:span><text:span text:style-name="Source_20_Text"><text:span text:style-name="T44">links</text:span></text:span><text:span text:style-name="T43"> property you have seen in previous videos while writing our docker compose file. Links have been replaced by networks. Docker describes them as a </text:span><text:a xlink:type="simple" xlink:href="https://docs.docker.com/engine/userguide/networking/default_network/dockerlinks/" office:target-frame-name="_blank" xlink:show="new" text:style-name="Internet_20_link" text:visited-style-name="Visited_20_Internet_20_Link"><text:span text:style-name="T1">legacy feature that you should avoid using.</text:span></text:a><text:span text:style-name="T43"> You can safely remove the link and the two containers will be able to refer to each other by their service name (or container_name). </text:span><text:span text:style-name="Strong_20_Emphasis"><text:span text:style-name="T41">So in our case all you would need to do is remove the below lines from your Docker Compose file and everything should still work fine</text:span></text:span><text:span text:style-name="T43">:</text:span></text:p>
      <text:p text:style-name="P70"><text:span text:style-name="T74"><text:s text:c="4"/></text:span><text:span text:style-name="T75">links: <text:s text:c="5"/>- postgres <text:s text:c="5"/>- redis</text:span></text:p>
      <text:p text:style-name="P47"/>
      <text:p text:style-name="P38"><text:span text:style-name="T43">By default Compose sets up a single </text:span><text:a xlink:type="simple" xlink:href="https://docs.docker.com/engine/reference/commandline/network_create/" office:target-frame-name="_blank" xlink:show="new" text:style-name="Internet_20_link" text:visited-style-name="Visited_20_Internet_20_Link"><text:span text:style-name="T1">network</text:span></text:a><text:span text:style-name="T43"> for your app. Each container for a service joins the default network and is both </text:span><text:span text:style-name="Emphasis"><text:span text:style-name="T43">reachable</text:span></text:span><text:span text:style-name="T43">by other containers on that network, and </text:span><text:span text:style-name="Emphasis"><text:span text:style-name="T43">discoverable</text:span></text:span><text:span text:style-name="T43"> by them at a hostname identical to the container name. If you want a custom network, you can use the </text:span><text:span text:style-name="Source_20_Text"><text:span text:style-name="T44">networks property</text:span></text:span><text:span text:style-name="T43">.<text:line-break/>If you want to read more about this, you can check out the </text:span><text:a xlink:type="simple" xlink:href="https://docs.docker.com/compose/networking/" office:target-frame-name="_blank" xlink:show="new" text:style-name="Internet_20_link" text:visited-style-name="Visited_20_Internet_20_Link"><text:span text:style-name="T1">official documentation here</text:span></text:a><text:span text:style-name="T43">, or read </text:span><text:a xlink:type="simple" xlink:href="https://stackoverflow.com/questions/41294305/docker-compose-difference-between-network-and-link" office:target-frame-name="_blank" xlink:show="new" text:style-name="Internet_20_link" text:visited-style-name="Visited_20_Internet_20_Link"><text:span text:style-name="T1">this stackoverflow answer</text:span></text:a><text:span text:style-name="T43">.<text:line-break/><text:line-break/>Don't get too confused by this though. This gets into some really advanced networking that is very specialized. The big takeaway is that you no longer need the links property.</text:span></text:p>
      <text:p text:style-name="P34"><text:span text:style-name="Strong_20_Emphasis"><text:span text:style-name="T23"/></text:span></text:p>
      <text:p text:style-name="P34"><text:span text:style-name="Strong_20_Emphasis"><text:span text:style-name="T40">Quick Note About Next Video</text:span></text:span></text:p>
      <text:p text:style-name="P38"><text:span text:style-name="T43">The next video:</text:span><text:span text:style-name="Emphasis"><text:span text:style-name="T43"> Introduction To Databases</text:span></text:span><text:span text:style-name="T43"> is </text:span><text:span text:style-name="Strong_20_Emphasis"><text:span text:style-name="T41">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7">"The Complete Web Developer: Zero to Mastery"</text:span></text:span></text:a><text:span text:style-name="Strong_20_Emphasis"><text:span text:style-name="T41">.</text:span></text:span><text:span text:style-name="T43"> I have decided to include this one video here in case you do not have any experience with databases to give you some background on what we are learning in this section. </text:span></text:p>
      <text:p text:style-name="P34"><text:span text:style-name="Strong_20_Emphasis"><text:span text:style-name="T23"/></text:span></text:p>
      <text:p text:style-name="P34"><text:soft-page-break/><text:span text:style-name="Strong_20_Emphasis"><text:span text:style-name="T40">Resources: Installing Redis</text:span></text:span></text:p>
      <text:p text:style-name="P38"><text:span text:style-name="T43">Go ahead and install Redis onto your computer so you can follow along in the upcoming videos. Use </text:span><text:a xlink:type="simple" xlink:href="https://redis.io/topics/quickstart" office:target-frame-name="_blank" xlink:show="new" text:style-name="Internet_20_link" text:visited-style-name="Visited_20_Internet_20_Link"><text:span text:style-name="T1">this link</text:span></text:a><text:span text:style-name="T43"> to get you instructions on installing Redis. If you don't want to install Redis on your machine, you can also use </text:span><text:a xlink:type="simple" xlink:href="https://try.redis.io/" office:target-frame-name="_blank" xlink:show="new" text:style-name="Internet_20_link" text:visited-style-name="Visited_20_Internet_20_Link"><text:span text:style-name="T1">https://try.redis.io/</text:span></text:a><text:span text:style-name="T43"> to follow along with the next videos online.<text:line-break/><text:line-break/>If you encounter any errors, <text:line-break/><text:line-break/></text:span><text:a xlink:type="simple" xlink:href="https://stackoverflow.com/questions/37103054/redis-installation-fails-when-running-make-command" office:target-frame-name="_blank" xlink:show="new" text:style-name="Internet_20_link" text:visited-style-name="Visited_20_Internet_20_Link"><text:span text:style-name="T1">https://stackoverflow.com/questions/37103054/redis-installation-fails-when-running-make-command</text:span></text:a><text:span text:style-name="T43"><text:line-break/><text:line-break/></text:span><text:a xlink:type="simple" xlink:href="https://stackoverflow.com/questions/8131008/issue-with-redis-install" office:target-frame-name="_blank" xlink:show="new" text:style-name="Internet_20_link" text:visited-style-name="Visited_20_Internet_20_Link"><text:span text:style-name="T1">https://stackoverflow.com/questions/8131008/issue-with-redis-install</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5"><text:span text:style-name="Strong_20_Emphasis"><text:span text:style-name="T24">Redis datatypes</text:span></text:span></text:p>
      <text:p text:style-name="P35"><text:span text:style-name="Strong_20_Emphasis"><text:span text:style-name="T24"/></text:span></text:p>
      <text:p text:style-name="P35"><text:span text:style-name="Strong_20_Emphasis"><text:span text:style-name="T24">String</text:span></text:span></text:p>
      <text:p text:style-name="P35"><text:span text:style-name="Strong_20_Emphasis"><text:span text:style-name="T24"/></text:span></text:p>
      <text:p text:style-name="P35"><text:span text:style-name="Strong_20_Emphasis"><text:span text:style-name="T24">avutzhan@avutzhan-Lenovo-G510:~$ redis-cli</text:span></text:span></text:p>
      <text:p text:style-name="P35"><text:span text:style-name="Strong_20_Emphasis"><text:span text:style-name="T24">127.0.0.1:6379&gt; SET b "test"</text:span></text:span></text:p>
      <text:p text:style-name="P35"><text:span text:style-name="Strong_20_Emphasis"><text:span text:style-name="T24">OK</text:span></text:span></text:p>
      <text:p text:style-name="P35"><text:span text:style-name="Strong_20_Emphasis"><text:span text:style-name="T24">127.0.0.1:6379&gt; GET b</text:span></text:span></text:p>
      <text:p text:style-name="P35"><text:span text:style-name="Strong_20_Emphasis"><text:span text:style-name="T24">"test"</text:span></text:span></text:p>
      <text:p text:style-name="P35"><text:span text:style-name="Strong_20_Emphasis"><text:span text:style-name="T24">127.0.0.1:6379&gt; MSET a 2 b 5</text:span></text:span></text:p>
      <text:p text:style-name="P35"><text:span text:style-name="Strong_20_Emphasis"><text:span text:style-name="T24">OK</text:span></text:span></text:p>
      <text:p text:style-name="P35"><text:span text:style-name="Strong_20_Emphasis"><text:span text:style-name="T24">127.0.0.1:6379&gt; GET a</text:span></text:span></text:p>
      <text:p text:style-name="P35"><text:span text:style-name="Strong_20_Emphasis"><text:span text:style-name="T24">"2"</text:span></text:span></text:p>
      <text:p text:style-name="P35"><text:span text:style-name="Strong_20_Emphasis"><text:span text:style-name="T24">127.0.0.1:6379&gt; GET b</text:span></text:span></text:p>
      <text:p text:style-name="P35"><text:span text:style-name="Strong_20_Emphasis"><text:span text:style-name="T24">"5"</text:span></text:span></text:p>
      <text:p text:style-name="P35"><text:span text:style-name="Strong_20_Emphasis"><text:span text:style-name="T24">127.0.0.1:6379&gt; MGET a b</text:span></text:span></text:p>
      <text:p text:style-name="P35"><text:span text:style-name="Strong_20_Emphasis"><text:span text:style-name="T24">1) "2"</text:span></text:span></text:p>
      <text:p text:style-name="P35"><text:span text:style-name="Strong_20_Emphasis"><text:span text:style-name="T24">2) "5"</text:span></text:span></text:p>
      <text:p text:style-name="P35"><text:span text:style-name="Strong_20_Emphasis"><text:span text:style-name="T24">127.0.0.1:6379&gt; </text:span></text:span></text:p>
      <text:p text:style-name="P35"><text:span text:style-name="Strong_20_Emphasis"><text:span text:style-name="T24"/></text:span></text:p>
      <text:p text:style-name="P35"><text:span text:style-name="Strong_20_Emphasis"><text:span text:style-name="T24"/></text:span></text:p>
      <text:p text:style-name="P35"><text:span text:style-name="Strong_20_Emphasis"><text:span text:style-name="T24">Hashes objects</text:span></text:span></text:p>
      <text:p text:style-name="P35"><text:span text:style-name="Strong_20_Emphasis"><text:span text:style-name="T24"/></text:span></text:p>
      <text:p text:style-name="P35"><text:span text:style-name="Strong_20_Emphasis"><text:span text:style-name="T24">127.0.0.1:6379&gt; HMSET user id 45 name "avutzhan" </text:span></text:span></text:p>
      <text:p text:style-name="P35"><text:span text:style-name="Strong_20_Emphasis"><text:span text:style-name="T24">OK</text:span></text:span></text:p>
      <text:p text:style-name="P35"><text:span text:style-name="Strong_20_Emphasis"><text:span text:style-name="T24">127.0.0.1:6379&gt; HGET user id</text:span></text:span></text:p>
      <text:p text:style-name="P35"><text:soft-page-break/><text:span text:style-name="Strong_20_Emphasis"><text:span text:style-name="T24">"45"</text:span></text:span></text:p>
      <text:p text:style-name="P35"><text:span text:style-name="Strong_20_Emphasis"><text:span text:style-name="T24">127.0.0.1:6379&gt; HGET user name</text:span></text:span></text:p>
      <text:p text:style-name="P35"><text:span text:style-name="Strong_20_Emphasis"><text:span text:style-name="T24">"avutzhan"</text:span></text:span></text:p>
      <text:p text:style-name="P35"><text:span text:style-name="Strong_20_Emphasis"><text:span text:style-name="T24">127.0.0.1:6379&gt; </text:span></text:span></text:p>
      <text:p text:style-name="P35"><text:span text:style-name="Strong_20_Emphasis"><text:span text:style-name="T24">127.0.0.1:6379&gt; HGETALL user</text:span></text:span></text:p>
      <text:p text:style-name="P35"><text:span text:style-name="Strong_20_Emphasis"><text:span text:style-name="T24">1) "id"</text:span></text:span></text:p>
      <text:p text:style-name="P35"><text:span text:style-name="Strong_20_Emphasis"><text:span text:style-name="T24">2) "45"</text:span></text:span></text:p>
      <text:p text:style-name="P35"><text:span text:style-name="Strong_20_Emphasis"><text:span text:style-name="T24">3) "name"</text:span></text:span></text:p>
      <text:p text:style-name="P35"><text:span text:style-name="Strong_20_Emphasis"><text:span text:style-name="T24">4) "avutzhan"</text:span></text:span></text:p>
      <text:p text:style-name="P35"><text:span text:style-name="Strong_20_Emphasis"><text:span text:style-name="T24">127.0.0.1:6379&gt; </text:span></text:span></text:p>
      <text:p text:style-name="P35"><text:span text:style-name="Strong_20_Emphasis"><text:span text:style-name="T24"/></text:span></text:p>
      <text:p text:style-name="P35"><text:span text:style-name="Strong_20_Emphasis"><text:span text:style-name="T24">Lists</text:span></text:span></text:p>
      <text:p text:style-name="P35"><text:span text:style-name="Strong_20_Emphasis"><text:span text:style-name="T24"/></text:span></text:p>
      <text:p text:style-name="P35"><text:span text:style-name="Strong_20_Emphasis"><text:span text:style-name="T24">127.0.0.1:6379&gt; LPUSH 10</text:span></text:span></text:p>
      <text:p text:style-name="P35"><text:span text:style-name="Strong_20_Emphasis"><text:span text:style-name="T24">(error) ERR wrong number of arguments for 'lpush' command</text:span></text:span></text:p>
      <text:p text:style-name="P35"><text:span text:style-name="Strong_20_Emphasis"><text:span text:style-name="T24">127.0.0.1:6379&gt; LPUSH ourlist 10</text:span></text:span></text:p>
      <text:p text:style-name="P35"><text:span text:style-name="Strong_20_Emphasis"><text:span text:style-name="T24">(integer) 1</text:span></text:span></text:p>
      <text:p text:style-name="P35"><text:span text:style-name="Strong_20_Emphasis"><text:span text:style-name="T24">127.0.0.1:6379&gt; RPUSH ourlist "hello"</text:span></text:span></text:p>
      <text:p text:style-name="P35"><text:span text:style-name="Strong_20_Emphasis"><text:span text:style-name="T24">(integer) 2</text:span></text:span></text:p>
      <text:p text:style-name="P35"><text:span text:style-name="Strong_20_Emphasis"><text:span text:style-name="T24">127.0.0.1:6379&gt; LRANGE ourlist 0 1</text:span></text:span></text:p>
      <text:p text:style-name="P35"><text:span text:style-name="Strong_20_Emphasis"><text:span text:style-name="T24">1) "10"</text:span></text:span></text:p>
      <text:p text:style-name="P35"><text:span text:style-name="Strong_20_Emphasis"><text:span text:style-name="T24">2) "hello"</text:span></text:span></text:p>
      <text:p text:style-name="P35"><text:span text:style-name="Strong_20_Emphasis"><text:span text:style-name="T24">127.0.0.1:6379&gt; LPUSH ourlist 55</text:span></text:span></text:p>
      <text:p text:style-name="P35"><text:span text:style-name="Strong_20_Emphasis"><text:span text:style-name="T24">(integer) 3</text:span></text:span></text:p>
      <text:p text:style-name="P35"><text:span text:style-name="Strong_20_Emphasis"><text:span text:style-name="T24">127.0.0.1:6379&gt; LRANGE ourlist 0 1</text:span></text:span></text:p>
      <text:p text:style-name="P35"><text:span text:style-name="Strong_20_Emphasis"><text:span text:style-name="T24">1) "55"</text:span></text:span></text:p>
      <text:p text:style-name="P35"><text:span text:style-name="Strong_20_Emphasis"><text:span text:style-name="T24">2) "10"</text:span></text:span></text:p>
      <text:p text:style-name="P35"><text:span text:style-name="Strong_20_Emphasis"><text:span text:style-name="T24">127.0.0.1:6379&gt; LRANGE ourlist 0 2</text:span></text:span></text:p>
      <text:p text:style-name="P35"><text:span text:style-name="Strong_20_Emphasis"><text:span text:style-name="T24">1) "55"</text:span></text:span></text:p>
      <text:p text:style-name="P35"><text:span text:style-name="Strong_20_Emphasis"><text:span text:style-name="T24">2) "10"</text:span></text:span></text:p>
      <text:p text:style-name="P35"><text:span text:style-name="Strong_20_Emphasis"><text:span text:style-name="T24">3) "hello"</text:span></text:span></text:p>
      <text:p text:style-name="P35"><text:span text:style-name="Strong_20_Emphasis"><text:span text:style-name="T24">127.0.0.1:6379&gt; RPOP ourlist</text:span></text:span></text:p>
      <text:p text:style-name="P35"><text:span text:style-name="Strong_20_Emphasis"><text:span text:style-name="T24">"hello"</text:span></text:span></text:p>
      <text:p text:style-name="P35"><text:span text:style-name="Strong_20_Emphasis"><text:span text:style-name="T24">127.0.0.1:6379&gt; LRANGE ourlist 0 2</text:span></text:span></text:p>
      <text:p text:style-name="P35"><text:span text:style-name="Strong_20_Emphasis"><text:span text:style-name="T24">1) "55"</text:span></text:span></text:p>
      <text:p text:style-name="P35"><text:span text:style-name="Strong_20_Emphasis"><text:span text:style-name="T24">2) "10"</text:span></text:span></text:p>
      <text:p text:style-name="P35"><text:span text:style-name="Strong_20_Emphasis"><text:span text:style-name="T24">127.0.0.1:6379&gt; </text:span></text:span></text:p>
      <text:p text:style-name="P35"><text:span text:style-name="Strong_20_Emphasis"><text:span text:style-name="T24"/></text:span></text:p>
      <text:p text:style-name="P35"><text:span text:style-name="Strong_20_Emphasis"><text:span text:style-name="T24">Sets</text:span></text:span></text:p>
      <text:p text:style-name="P35"><text:span text:style-name="Strong_20_Emphasis"><text:span text:style-name="T24"/></text:span></text:p>
      <text:p text:style-name="P35"><text:span text:style-name="Strong_20_Emphasis"><text:span text:style-name="T24">127.0.0.1:6379&gt; SADD ourset 1 2 3 4 5</text:span></text:span></text:p>
      <text:p text:style-name="P35"><text:span text:style-name="Strong_20_Emphasis"><text:span text:style-name="T24">(integer) 5</text:span></text:span></text:p>
      <text:p text:style-name="P35"><text:span text:style-name="Strong_20_Emphasis"><text:span text:style-name="T24">127.0.0.1:6379&gt; SMEMBERS ourset</text:span></text:span></text:p>
      <text:p text:style-name="P35"><text:span text:style-name="Strong_20_Emphasis"><text:span text:style-name="T24">1) "1"</text:span></text:span></text:p>
      <text:p text:style-name="P35"><text:span text:style-name="Strong_20_Emphasis"><text:span text:style-name="T24">2) "2"</text:span></text:span></text:p>
      <text:p text:style-name="P35"><text:span text:style-name="Strong_20_Emphasis"><text:span text:style-name="T24">3) "3"</text:span></text:span></text:p>
      <text:p text:style-name="P35"><text:soft-page-break/><text:span text:style-name="Strong_20_Emphasis"><text:span text:style-name="T24">4) "4"</text:span></text:span></text:p>
      <text:p text:style-name="P35"><text:span text:style-name="Strong_20_Emphasis"><text:span text:style-name="T24">5) "5"</text:span></text:span></text:p>
      <text:p text:style-name="P35"><text:span text:style-name="Strong_20_Emphasis"><text:span text:style-name="T24">127.0.0.1:6379&gt; SADD ourset 1 2 3 4</text:span></text:span></text:p>
      <text:p text:style-name="P35"><text:span text:style-name="Strong_20_Emphasis"><text:span text:style-name="T24">(integer) 0</text:span></text:span></text:p>
      <text:p text:style-name="P35"><text:span text:style-name="Strong_20_Emphasis"><text:span text:style-name="T24">127.0.0.1:6379&gt; SMEMBERS ourset</text:span></text:span></text:p>
      <text:p text:style-name="P35"><text:span text:style-name="Strong_20_Emphasis"><text:span text:style-name="T24">1) "1"</text:span></text:span></text:p>
      <text:p text:style-name="P35"><text:span text:style-name="Strong_20_Emphasis"><text:span text:style-name="T24">2) "2"</text:span></text:span></text:p>
      <text:p text:style-name="P35"><text:span text:style-name="Strong_20_Emphasis"><text:span text:style-name="T24">3) "3"</text:span></text:span></text:p>
      <text:p text:style-name="P35"><text:span text:style-name="Strong_20_Emphasis"><text:span text:style-name="T24">4) "4"</text:span></text:span></text:p>
      <text:p text:style-name="P35"><text:span text:style-name="Strong_20_Emphasis"><text:span text:style-name="T24">5) "5"</text:span></text:span></text:p>
      <text:p text:style-name="P35"><text:span text:style-name="Strong_20_Emphasis"><text:span text:style-name="T24">127.0.0.1:6379&gt; SISMEMBER ourset 5 </text:span></text:span></text:p>
      <text:p text:style-name="P35"><text:span text:style-name="Strong_20_Emphasis"><text:span text:style-name="T24">(integer) 1</text:span></text:span></text:p>
      <text:p text:style-name="P35"><text:span text:style-name="Strong_20_Emphasis"><text:span text:style-name="T24">127.0.0.1:6379&gt; SISMEMBER ourset 20</text:span></text:span></text:p>
      <text:p text:style-name="P35"><text:span text:style-name="Strong_20_Emphasis"><text:span text:style-name="T24">(integer) 0</text:span></text:span></text:p>
      <text:p text:style-name="P35"><text:span text:style-name="Strong_20_Emphasis"><text:span text:style-name="T24">127.0.0.1:6379&gt; ZADD team 50 "wizards"</text:span></text:span></text:p>
      <text:p text:style-name="P35"><text:span text:style-name="Strong_20_Emphasis"><text:span text:style-name="T24">(integer) 1</text:span></text:span></text:p>
      <text:p text:style-name="P35"><text:span text:style-name="Strong_20_Emphasis"><text:span text:style-name="T24">127.0.0.1:6379&gt; ZADD team 40 "cavaliers"</text:span></text:span></text:p>
      <text:p text:style-name="P35"><text:span text:style-name="Strong_20_Emphasis"><text:span text:style-name="T24">(integer) 1</text:span></text:span></text:p>
      <text:p text:style-name="P35"><text:span text:style-name="Strong_20_Emphasis"><text:span text:style-name="T24">127.0.0.1:6379&gt; ZRANGE team 0 1</text:span></text:span></text:p>
      <text:p text:style-name="P35"><text:span text:style-name="Strong_20_Emphasis"><text:span text:style-name="T24">1) "cavaliers"</text:span></text:span></text:p>
      <text:p text:style-name="P35"><text:span text:style-name="Strong_20_Emphasis"><text:span text:style-name="T24">2) "wizards"</text:span></text:span></text:p>
      <text:p text:style-name="P35"><text:span text:style-name="Strong_20_Emphasis"><text:span text:style-name="T24">127.0.0.1:6379&gt; ZADD team 1 "bolts"</text:span></text:span></text:p>
      <text:p text:style-name="P35"><text:span text:style-name="Strong_20_Emphasis"><text:span text:style-name="T24">(integer) 1</text:span></text:span></text:p>
      <text:p text:style-name="P35"><text:span text:style-name="Strong_20_Emphasis"><text:span text:style-name="T24">127.0.0.1:6379&gt; ZRANGE team 0 1</text:span></text:span></text:p>
      <text:p text:style-name="P35"><text:span text:style-name="Strong_20_Emphasis"><text:span text:style-name="T24">1) "bolts"</text:span></text:span></text:p>
      <text:p text:style-name="P35"><text:span text:style-name="Strong_20_Emphasis"><text:span text:style-name="T24">2) "cavaliers"</text:span></text:span></text:p>
      <text:p text:style-name="P35"><text:span text:style-name="Strong_20_Emphasis"><text:span text:style-name="T24">127.0.0.1:6379&gt; ZRANGE team 0 2</text:span></text:span></text:p>
      <text:p text:style-name="P35"><text:span text:style-name="Strong_20_Emphasis"><text:span text:style-name="T24">1) "bolts"</text:span></text:span></text:p>
      <text:p text:style-name="P35"><text:span text:style-name="Strong_20_Emphasis"><text:span text:style-name="T24">2) "cavaliers"</text:span></text:span></text:p>
      <text:p text:style-name="P35"><text:span text:style-name="Strong_20_Emphasis"><text:span text:style-name="T24">3) "wizards"</text:span></text:span></text:p>
      <text:p text:style-name="P35"><text:span text:style-name="Strong_20_Emphasis"><text:span text:style-name="T24">127.0.0.1:6379&gt; ZRANK team "wizards"</text:span></text:span></text:p>
      <text:p text:style-name="P35"><text:span text:style-name="Strong_20_Emphasis"><text:span text:style-name="T24">(integer) 2</text:span></text:span></text:p>
      <text:p text:style-name="P35"><text:span text:style-name="Strong_20_Emphasis"><text:span text:style-name="T24">127.0.0.1:6379&gt; </text:span></text:span></text:p>
      <text:p text:style-name="P35"><text:span text:style-name="Strong_20_Emphasis"><text:span text:style-name="T24"/></text:span></text:p>
      <text:p text:style-name="P35"><text:span text:style-name="Strong_20_Emphasis"><text:span text:style-name="T24">Sorted sets</text:span></text:span></text:p>
      <text:p text:style-name="P35"><text:span text:style-name="Strong_20_Emphasis"><text:span text:style-name="T24"/></text:span></text:p>
      <text:p text:style-name="P35"><text:span text:style-name="Strong_20_Emphasis"><text:span text:style-name="T24"/></text:span></text:p>
      <text:p text:style-name="P34"><text:span text:style-name="Strong_20_Emphasis"><text:span text:style-name="T40">Resources: Cookies vs Tokens</text:span></text:span></text:p>
      <text:p text:style-name="P38"><text:span text:style-name="T43">Cookie based authentication and token based authentication is a complex topic with a lot of opinions. It's always good to learn both sides and understand the pros and cons. I will leave these resources for you to explore, but keep in mind that it is better to come back to these after you have completed this section so you have a better understanding of how everything works. <text:line-break/></text:span><text:soft-page-break/><text:span text:style-name="T43"><text:line-break/>1. </text:span><text:a xlink:type="simple" xlink:href="https://dzone.com/articles/cookies-vs-tokens-the-definitive-guide" office:target-frame-name="_blank" xlink:show="new" text:style-name="Internet_20_link" text:visited-style-name="Visited_20_Internet_20_Link"><text:span text:style-name="T1">https://dzone.com/articles/cookies-vs-tokens-the-definitive-guide</text:span></text:a><text:span text:style-name="T43"><text:line-break/><text:line-break/>2. </text:span><text:a xlink:type="simple" xlink:href="https://stackoverflow.com/questions/17000835/token-authentication-vs-cookies" office:target-frame-name="_blank" xlink:show="new" text:style-name="Internet_20_link" text:visited-style-name="Visited_20_Internet_20_Link"><text:span text:style-name="T1">https://stackoverflow.com/questions/17000835/token-authentication-vs-cookies</text:span></text:a><text:span text:style-name="T43"><text:line-break/><text:line-break/>3. </text:span><text:a xlink:type="simple" xlink:href="https://scotch.io/bar-talk/why-jwts-suck-as-session-tokens" office:target-frame-name="_blank" xlink:show="new" text:style-name="Internet_20_link" text:visited-style-name="Visited_20_Internet_20_Link"><text:span text:style-name="T1">https://scotch.io/bar-talk/why-jwts-suck-as-session-tokens</text:span></text:a></text:p>
      <text:p text:style-name="P34"><text:span text:style-name="Strong_20_Emphasis"><text:span text:style-name="T23"/></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28T13:20:42.767053062</dc:date>
    <meta:editing-duration>P1DT15H13M37S</meta:editing-duration>
    <meta:editing-cycles>34</meta:editing-cycles>
    <meta:generator>LibreOffice/6.0.7.3$Linux_X86_64 LibreOffice_project/00m0$Build-3</meta:generator>
    <meta:document-statistic meta:table-count="0" meta:image-count="0" meta:object-count="0" meta:page-count="29" meta:paragraph-count="363" meta:word-count="5770" meta:character-count="37677" meta:non-whitespace-character-count="31928"/>
  </office:meta>
</office:document-meta>
</file>